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p><text:span text:style-name="WordStyle1.0399999999999974"> Tem </text:span><text:span text:style-name="WordStyle1.4799999999999986"> dois </text:span><text:span text:style-name="WordStyle1.92"> tipos, </text:span><text:span text:style-name="WordStyle2.72"> basicamente. </text:span><text:span text:style-name="WordStyle3.42"> Tem </text:span><text:span text:style-name="WordStyle3.54"> o </text:span><text:span text:style-name="WordStyle3.6"> desafio, </text:span><text:span text:style-name="WordStyle4.08"> que </text:span><text:span text:style-name="WordStyle4.1"> nem </text:span><text:span text:style-name="WordStyle4.18"> o </text:span><text:span text:style-name="WordStyle4.26"> que </text:span><text:span text:style-name="WordStyle4.34"> eu </text:span><text:span text:style-name="WordStyle4.38"> tô </text:span><text:span text:style-name="WordStyle4.52"> fazendo, </text:span><text:span text:style-name="WordStyle5.04"> que </text:span><text:span text:style-name="MWordStyle5.14"> é </text:span><text:span text:style-name="MWordStyle5.14"> como </text:span><text:span text:style-name="WordStyle5.38"> se </text:span></text:p>
      <text:p><text:span text:style-name="WordStyle5.54"> tiverem </text:span><text:span text:style-name="WordStyle5.76"> um </text:span><text:span text:style-name="WordStyle5.98"> fundo </text:span><text:span text:style-name="WordStyle6.1"> multi </text:span><text:span text:style-name="WordStyle6.42">-mercado, </text:span><text:span text:style-name="WordStyle7.32"> que </text:span><text:span text:style-name="WordStyle7.42"> aí </text:span><text:span text:style-name="WordStyle7.52"> você </text:span><text:span text:style-name="WordStyle7.68"> vai </text:span><text:span text:style-name="WordStyle7.82"> ter </text:span><text:span text:style-name="WordStyle7.94"> que </text:span><text:span text:style-name="WordStyle8.08"> procurar </text:span><text:span text:style-name="WordStyle8.32"> os </text:span><text:span text:style-name="WordStyle8.56"> investimentos, </text:span><text:span text:style-name="WordStyle9.7"> porque </text:span></text:p>
      <text:p><text:span text:style-name="WordStyle10.04"> fazem </text:span><text:span text:style-name="WordStyle10.34"> cada </text:span><text:span text:style-name="WordStyle10.68"> um, </text:span><text:span text:style-name="WordStyle10.88"> e </text:span><text:span text:style-name="WordStyle11.06"> o </text:span><text:span text:style-name="WordStyle11.22"> mais </text:span><text:span text:style-name="WordStyle11.44"> importante </text:span><text:span text:style-name="WordStyle11.86"> é </text:span><text:span text:style-name="WordStyle12.1"> aprender </text:span><text:span text:style-name="WordStyle12.68"> a </text:span><text:span text:style-name="WordStyle12.86"> fazer </text:span><text:span text:style-name="WordStyle13.06"> a </text:span><text:span text:style-name="WordStyle13.18"> carta </text:span><text:span text:style-name="WordStyle13.38"> ao </text:span><text:span text:style-name="WordStyle13.88"> investidor. </text:span><text:span text:style-name="WordStyle15.58"> É </text:span><text:span text:style-name="WordStyle15.72"> nela </text:span><text:span text:style-name="WordStyle15.94"> que </text:span></text:p>
      <text:p><text:span text:style-name="WordStyle16.02"> você </text:span><text:span text:style-name="WordStyle16.28"> faz </text:span><text:span text:style-name="WordStyle16.5"> a </text:span><text:span text:style-name="WordStyle16.52"> análise </text:span><text:span text:style-name="WordStyle16.82"> macroeconômica </text:span><text:span text:style-name="WordStyle18.04"> do </text:span><text:span text:style-name="WordStyle18.26"> Brasil, </text:span><text:span text:style-name="WordStyle18.84"> dos </text:span><text:span text:style-name="WordStyle18.94"> Estados </text:span><text:span text:style-name="WordStyle19.2"> Unidos, </text:span><text:span text:style-name="WordStyle20.08"> justifica </text:span><text:span text:style-name="WordStyle20.56"> seus </text:span><text:span text:style-name="WordStyle20.84"> investimentos, </text:span></text:p>
      <text:p><text:span text:style-name="WordStyle21.84"> tudo </text:span><text:span text:style-name="WordStyle21.96"> isso, </text:span><text:span text:style-name="WordStyle22.28"> entendeu? </text:span><text:span text:style-name="WordStyle23.26"> Isso </text:span><text:span text:style-name="WordStyle23.58"> é </text:span><text:span text:style-name="WordStyle24.14"> bem </text:span><text:span text:style-name="WordStyle24.32"> importante, </text:span><text:span text:style-name="WordStyle25.1"> você </text:span><text:span text:style-name="WordStyle25.28"> aprender </text:span><text:span text:style-name="WordStyle25.5"> a </text:span><text:span text:style-name="WordStyle25.54"> fazer </text:span><text:span text:style-name="WordStyle25.78"> isso. </text:span></text:p>
      <text:p><text:span text:style-name="WordStyle26.02"> Como </text:span><text:span text:style-name="WordStyle26.22"> que </text:span><text:span text:style-name="WordStyle26.32"> você </text:span><text:span text:style-name="WordStyle26.46"> faz </text:span><text:span text:style-name="WordStyle26.72"> isso? </text:span><text:span text:style-name="WordStyle28.12"> Da </text:span><text:span text:style-name="WordStyle28.3"> onde </text:span><text:span text:style-name="WordStyle28.4"> você </text:span><text:span text:style-name="WordStyle28.62"> tira </text:span><text:span text:style-name="WordStyle28.78"> conclusões </text:span><text:span text:style-name="WordStyle29.38"> macroeconômicas? </text:span></text:p>
      <text:p><text:span text:style-name="MWordStyle30.38"> Que </text:span><text:span text:style-name="MWordStyle30.38"> é </text:span><text:span text:style-name="MWordStyle30.38"> tipo, </text:span><text:span text:style-name="WordStyle30.6"> isso </text:span><text:span text:style-name="WordStyle30.72"> é </text:span><text:span text:style-name="WordStyle30.84"> foda </text:span><text:span text:style-name="WordStyle31.12"> pra </text:span><text:span text:style-name="WordStyle31.32"> caralho. </text:span></text:p>
      <text:p><text:span text:style-name="WordStyle31.78"> Sim, </text:span><text:span text:style-name="WordStyle31.86"> mas </text:span><text:span text:style-name="WordStyle32.04"> aí </text:span><text:span text:style-name="WordStyle32.22"> você </text:span><text:span text:style-name="WordStyle32.38"> vai </text:span><text:span text:style-name="WordStyle32.48"> fazer </text:span><text:span text:style-name="WordStyle32.68"> o </text:span><text:span text:style-name="WordStyle32.88"> quê? </text:span></text:p>
      <text:p><text:span text:style-name="WordStyle33.02"> Normalmente </text:span><text:span text:style-name="WordStyle33.42"> é </text:span><text:span text:style-name="WordStyle33.68"> o </text:span><text:span text:style-name="WordStyle33.9"> econômico </text:span><text:span text:style-name="WordStyle34.06"> expert </text:span><text:span text:style-name="WordStyle34.48"> que </text:span><text:span text:style-name="WordStyle34.76"> faz </text:span><text:span text:style-name="WordStyle34.94"> isso, </text:span><text:span text:style-name="WordStyle35.3"> né? </text:span></text:p>
      <text:p><text:span text:style-name="WordStyle35.56"> Então, </text:span><text:span text:style-name="WordStyle35.68"> você </text:span><text:span text:style-name="WordStyle35.8"> vai </text:span><text:span text:style-name="WordStyle36.4"> começar </text:span><text:span text:style-name="WordStyle36.68"> a </text:span><text:span text:style-name="MWordStyle36.8"> ler </text:span><text:span text:style-name="MWordStyle36.8"> um </text:span><text:span text:style-name="WordStyle36.92"> monte </text:span><text:span text:style-name="WordStyle37.04"> de </text:span><text:span text:style-name="WordStyle37.14"> relatório, </text:span><text:span text:style-name="WordStyle37.9"> do </text:span><text:span text:style-name="WordStyle38.06"> banco, </text:span><text:span text:style-name="WordStyle38.68"> relatório </text:span><text:span text:style-name="WordStyle38.92"> do </text:span><text:span text:style-name="WordStyle39.12"> cupom. </text:span></text:p>
      <text:p><text:span text:style-name="WordStyle40.64"> Ah, </text:span><text:span text:style-name="WordStyle40.88"> entendi. </text:span><text:span text:style-name="WordStyle41.34"> Isso </text:span><text:span text:style-name="WordStyle41.5"> aí </text:span><text:span text:style-name="WordStyle41.6"> você </text:span><text:span text:style-name="WordStyle41.78"> embasa </text:span><text:span text:style-name="WordStyle42.1"> aquele... </text:span></text:p>
      <text:p><text:span text:style-name="WordStyle42.88"> Sim, </text:span><text:span text:style-name="WordStyle43.74"> isso </text:span><text:span text:style-name="WordStyle43.94"> aí </text:span><text:span text:style-name="WordStyle43.98"> você </text:span><text:span text:style-name="MWordStyle44.22"> vai </text:span><text:span text:style-name="MWordStyle44.22"> embasar </text:span><text:span text:style-name="WordStyle44.62"> em </text:span><text:span text:style-name="WordStyle44.64"> um </text:span><text:span text:style-name="WordStyle44.74"> monte </text:span><text:span text:style-name="WordStyle44.78"> de </text:span><text:span text:style-name="WordStyle45.1"> coisa. </text:span></text:p>
      <text:p><text:span text:style-name="MWordStyle45.1"> Artigo </text:span><text:span text:style-name="MWordStyle45.1"> científico. </text:span></text:p>
      <text:p><text:span text:style-name="WordStyle45.52"> É, </text:span><text:span text:style-name="WordStyle45.78"> é </text:span><text:span text:style-name="WordStyle45.92"> um </text:span><text:span text:style-name="WordStyle46.0"> pouco </text:span><text:span text:style-name="WordStyle46.14"> social. </text:span></text:p>
      <text:p><text:span text:style-name="WordStyle48.760000000000005"> E </text:span><text:span text:style-name="WordStyle49.160000000000004"> notícia, </text:span><text:span text:style-name="WordStyle49.78"> assim, </text:span><text:span text:style-name="WordStyle49.92"> entendeu? </text:span><text:span text:style-name="WordStyle50.26"> Tudo </text:span><text:span text:style-name="WordStyle50.38"> isso, </text:span><text:span text:style-name="WordStyle50.84"> você </text:span><text:span text:style-name="WordStyle50.98"> fica </text:span><text:span text:style-name="WordStyle51.06"> bem </text:span><text:span text:style-name="WordStyle51.4"> antenado. </text:span><text:span text:style-name="WordStyle52.54"> Isso </text:span><text:span text:style-name="WordStyle52.68"> é </text:span><text:span text:style-name="WordStyle52.74"> muito </text:span><text:span text:style-name="WordStyle52.96"> importante </text:span></text:p>
      <text:p><text:span text:style-name="WordStyle53.28"> aprender </text:span><text:span text:style-name="WordStyle53.54"> a </text:span><text:span text:style-name="WordStyle53.74"> fazer. </text:span><text:span text:style-name="WordStyle53.9"> E </text:span><text:span text:style-name="WordStyle53.98"> tem </text:span><text:span text:style-name="WordStyle54.08"> outro </text:span><text:span text:style-name="WordStyle54.28"> tipo </text:span><text:span text:style-name="WordStyle54.6"> de </text:span><text:span text:style-name="WordStyle54.68"> desafio, </text:span><text:span text:style-name="MWordStyle55.08"> que </text:span><text:span text:style-name="MWordStyle55.08"> é </text:span><text:span text:style-name="WordStyle55.22"> o </text:span><text:span text:style-name="WordStyle55.28"> desafio </text:span><text:span text:style-name="WordStyle55.6"> de </text:span><text:span text:style-name="WordStyle55.78"> valuation, </text:span><text:span text:style-name="WordStyle56.88"> que </text:span><text:span text:style-name="WordStyle56.98"> é </text:span><text:span text:style-name="WordStyle57.06"> você </text:span></text:p>
      <text:p><text:span text:style-name="WordStyle57.3"> basicamente </text:span><text:span text:style-name="WordStyle57.76"> fazer </text:span><text:span text:style-name="WordStyle58.08"> a </text:span><text:span text:style-name="WordStyle58.4"> avaliação </text:span><text:span text:style-name="WordStyle58.72"> de </text:span><text:span text:style-name="WordStyle58.86"> alguma </text:span><text:span text:style-name="WordStyle58.96"> empresa. </text:span><text:span text:style-name="WordStyle60.6"> Isso </text:span><text:span text:style-name="WordStyle60.76"> é </text:span><text:span text:style-name="WordStyle60.92"> bem </text:span><text:span text:style-name="WordStyle61.04"> comum </text:span><text:span text:style-name="WordStyle61.36"> também. </text:span></text:p>
      <text:p><text:span text:style-name="WordStyle61.9"> Mas </text:span><text:span text:style-name="WordStyle62.02"> como </text:span><text:span text:style-name="WordStyle62.16"> que </text:span><text:span text:style-name="WordStyle62.26"> eles </text:span><text:span text:style-name="WordStyle62.44"> medem, </text:span><text:span text:style-name="MWordStyle63.1"> que </text:span><text:span text:style-name="MWordStyle63.1"> foram </text:span><text:span text:style-name="WordStyle63.22"> bem, </text:span><text:span text:style-name="WordStyle63.54"> que </text:span><text:span text:style-name="WordStyle63.62"> você </text:span><text:span text:style-name="WordStyle63.78"> foi </text:span><text:span text:style-name="WordStyle64.18"> no </text:span><text:span text:style-name="WordStyle64.38"> valuation? </text:span></text:p>
      <text:p><text:span text:style-name="WordStyle66.16"> Eles </text:span><text:span text:style-name="WordStyle66.44"> vão </text:span><text:span text:style-name="WordStyle66.58"> analisar </text:span><text:span text:style-name="WordStyle67.74"> as </text:span><text:span text:style-name="WordStyle68.66"> suas </text:span><text:span text:style-name="WordStyle68.88"> premissas, </text:span><text:span text:style-name="WordStyle70.96"> como </text:span><text:span text:style-name="WordStyle71.16"> que </text:span><text:span text:style-name="WordStyle71.32"> você </text:span><text:span text:style-name="WordStyle71.54"> justifica </text:span><text:span text:style-name="WordStyle72.14"> suas </text:span><text:span text:style-name="WordStyle72.44"> coisas. </text:span><text:span text:style-name="WordStyle73.64"> O </text:span><text:span text:style-name="WordStyle74.08"> resultado </text:span></text:p>
      <text:p><text:span text:style-name="MWordStyle74.38"> em </text:span><text:span text:style-name="MWordStyle74.38"> si </text:span><text:span text:style-name="WordStyle74.72"> não </text:span><text:span text:style-name="WordStyle74.9"> é </text:span><text:span text:style-name="WordStyle74.98"> o </text:span><text:span text:style-name="WordStyle75.26"> mais </text:span><text:span text:style-name="WordStyle75.46"> importante, </text:span><text:span text:style-name="WordStyle76.16"> entendeu? </text:span><text:span text:style-name="WordStyle77.18"> É </text:span><text:span text:style-name="WordStyle77.32"> pra </text:span><text:span text:style-name="WordStyle77.42"> ver </text:span><text:span text:style-name="WordStyle77.52"> se </text:span><text:span text:style-name="WordStyle77.64"> você </text:span><text:span text:style-name="WordStyle77.9"> entende </text:span><text:span text:style-name="WordStyle78.16"> o </text:span><text:span text:style-name="WordStyle78.22"> que </text:span><text:span text:style-name="WordStyle78.28"> você </text:span><text:span text:style-name="WordStyle78.38"> está </text:span></text:p>
      <text:p><text:span text:style-name="WordStyle78.44"> fazendo </text:span><text:span text:style-name="WordStyle78.74"> ou </text:span><text:span text:style-name="WordStyle78.9"> não. </text:span></text:p>
      <text:p><text:span text:style-name="WordStyle83.86"> Esse </text:span><text:span text:style-name="WordStyle83.88"> negócio </text:span><text:span text:style-name="WordStyle84.2"> de </text:span><text:span text:style-name="WordStyle84.3"> desafio </text:span><text:span text:style-name="WordStyle84.46"> é </text:span><text:span text:style-name="WordStyle84.56"> muito </text:span><text:span text:style-name="WordStyle84.82"> bom </text:span><text:span text:style-name="WordStyle84.96"> porque </text:span><text:span text:style-name="WordStyle85.1"> você </text:span><text:span text:style-name="WordStyle85.28"> começa </text:span><text:span text:style-name="WordStyle85.48"> a </text:span><text:span text:style-name="WordStyle85.64"> colocar </text:span><text:span text:style-name="WordStyle85.8"> a </text:span><text:span text:style-name="WordStyle85.92"> mão </text:span><text:span text:style-name="WordStyle86.0"> na </text:span><text:span text:style-name="WordStyle86.22"> massa. </text:span></text:p>
      <text:p><text:span text:style-name="WordStyle107.04000000000002"> Eu </text:span><text:span text:style-name="WordStyle107.52000000000001"> acredito </text:span><text:span text:style-name="WordStyle108.0"> que </text:span><text:span text:style-name="WordStyle108.16"> deve </text:span><text:span text:style-name="WordStyle108.34"> ir </text:span><text:span text:style-name="WordStyle108.74"> nos </text:span><text:span text:style-name="WordStyle108.92"> dois </text:span><text:span text:style-name="WordStyle109.16"> semestres. </text:span><text:span text:style-name="WordStyle110.14"> Normalmente </text:span><text:span text:style-name="WordStyle110.56"> era </text:span><text:span text:style-name="WordStyle110.74"> nos </text:span><text:span text:style-name="WordStyle110.9"> dois </text:span><text:span text:style-name="WordStyle111.08"> semestres. </text:span></text:p>
      <text:p><text:span text:style-name="WordStyle112.72"> O </text:span><text:span text:style-name="WordStyle113.28"> do </text:span><text:span text:style-name="WordStyle113.56"> Safra </text:span><text:span text:style-name="WordStyle114.0"> abriu </text:span><text:span text:style-name="WordStyle114.34"> nas </text:span><text:span text:style-name="WordStyle114.6"> férias </text:span><text:span text:style-name="WordStyle115.44"> e </text:span><text:span text:style-name="WordStyle115.72"> começou </text:span><text:span text:style-name="WordStyle115.98"> mesmo </text:span><text:span text:style-name="WordStyle116.42"> logo </text:span><text:span text:style-name="WordStyle116.68"> em </text:span><text:span text:style-name="WordStyle116.82"> agosto, </text:span><text:span text:style-name="WordStyle117.7"> logo </text:span><text:span text:style-name="WordStyle117.98"> em </text:span><text:span text:style-name="WordStyle118.24"> julho. </text:span><text:span text:style-name="WordStyle119.0"> Começou </text:span><text:span text:style-name="WordStyle119.32"> a </text:span><text:span text:style-name="WordStyle119.5"> primeira </text:span></text:p>
      <text:p><text:span text:style-name="WordStyle119.72"> entrega </text:span><text:span text:style-name="WordStyle120.02"> pro </text:span><text:span text:style-name="WordStyle120.2"> final </text:span><text:span text:style-name="WordStyle120.34"> de </text:span><text:span text:style-name="WordStyle120.48"> julho. </text:span><text:span text:style-name="WordStyle121.22"> O </text:span><text:span text:style-name="WordStyle121.32"> do </text:span><text:span text:style-name="WordStyle121.42"> BTG, </text:span><text:span text:style-name="WordStyle122.12"> que </text:span><text:span text:style-name="WordStyle122.32"> eu </text:span><text:span text:style-name="WordStyle122.42"> não </text:span><text:span text:style-name="WordStyle122.48"> estou </text:span><text:span text:style-name="WordStyle122.58"> fazendo, </text:span><text:span text:style-name="WordStyle123.66"> começou </text:span><text:span text:style-name="WordStyle124.3"> em </text:span><text:span text:style-name="WordStyle124.82"> agosto </text:span><text:span text:style-name="WordStyle125.2"> a </text:span><text:span text:style-name="WordStyle125.38"> primeira </text:span></text:p>
      <text:p><text:span text:style-name="WordStyle125.6"> etapa </text:span><text:span text:style-name="WordStyle125.94"> para </text:span><text:span text:style-name="WordStyle126.22"> o </text:span><text:span text:style-name="WordStyle126.34"> início </text:span><text:span text:style-name="WordStyle126.54"> de </text:span><text:span text:style-name="WordStyle126.7"> setembro. </text:span></text:p>
      <text:p><text:span text:style-name="WordStyle128.26"> Você </text:span><text:span text:style-name="WordStyle128.4"> estudou </text:span><text:span text:style-name="WordStyle128.72"> faz </text:span><text:span text:style-name="WordStyle129.06"> tempo </text:span><text:span text:style-name="WordStyle129.36"> ou... </text:span></text:p>
      <text:p><text:span text:style-name="MWordStyle130.14"> Eu </text:span><text:span text:style-name="MWordStyle130.14"> sou </text:span><text:span text:style-name="WordStyle130.2"> estudado. </text:span></text:p>
      <text:p><text:span text:style-name="WordStyle130.92"> Não </text:span><text:span text:style-name="WordStyle131.16"> faz </text:span><text:span text:style-name="WordStyle132.82"> nenhum </text:span><text:span text:style-name="WordStyle133.08"> aqui </text:span><text:span text:style-name="WordStyle133.34"> mesmo. </text:span></text:p>
      <text:p><text:span text:style-name="WordStyle136.54"> Cara, </text:span><text:span text:style-name="WordStyle137.16"> você </text:span><text:span text:style-name="WordStyle137.26"> pega </text:span><text:span text:style-name="WordStyle137.52"> esse </text:span><text:span text:style-name="WordStyle137.82"> básico </text:span><text:span text:style-name="WordStyle138.12"> rapidinho. </text:span></text:p>
      <text:p><text:span text:style-name="WordStyle139.82"> É </text:span><text:span text:style-name="WordStyle140.26"> que </text:span><text:span text:style-name="WordStyle140.34"> eu </text:span><text:span text:style-name="WordStyle140.36"> estou </text:span><text:span text:style-name="WordStyle140.46"> pensando, </text:span><text:span text:style-name="WordStyle141.0"> eu </text:span><text:span text:style-name="WordStyle141.32"> não </text:span><text:span text:style-name="WordStyle141.5"> sei </text:span><text:span text:style-name="WordStyle141.6"> se </text:span><text:span text:style-name="WordStyle141.72"> nas </text:span><text:span text:style-name="WordStyle141.88"> séries </text:span><text:span text:style-name="WordStyle142.22"> eu </text:span><text:span text:style-name="WordStyle142.54"> tenho... </text:span><text:span text:style-name="WordStyle143.22"> lógico, </text:span><text:span text:style-name="WordStyle143.96"> vou </text:span><text:span text:style-name="WordStyle144.28"> me </text:span><text:span text:style-name="WordStyle144.44"> inscrever, </text:span></text:p>
      <text:p><text:span text:style-name="WordStyle145.34"> não </text:span><text:span text:style-name="WordStyle145.42"> sei </text:span><text:span text:style-name="WordStyle145.74"> se </text:span><text:span text:style-name="WordStyle145.96"> se </text:span><text:span text:style-name="WordStyle146.18"> inscrever </text:span><text:span text:style-name="WordStyle146.44"> é </text:span><text:span text:style-name="WordStyle146.56"> de </text:span><text:span text:style-name="WordStyle146.7"> graça, </text:span><text:span text:style-name="WordStyle147.64"> mas </text:span><text:span text:style-name="WordStyle147.86"> nesses </text:span><text:span text:style-name="WordStyle148.2"> programas </text:span><text:span text:style-name="WordStyle148.54"> de </text:span><text:span text:style-name="WordStyle148.84"> estádio </text:span><text:span text:style-name="WordStyle149.04"> de </text:span><text:span text:style-name="WordStyle149.24"> Summer, </text:span><text:span text:style-name="WordStyle150.22"> ou </text:span></text:p>
      <text:p><text:span text:style-name="MWordStyle150.22"> se </text:span><text:span text:style-name="WordStyle150.34"> eu... </text:span></text:p>
      <text:p><text:span text:style-name="WordStyle151.18"> Não, </text:span><text:span text:style-name="WordStyle151.4"> cara, </text:span><text:span text:style-name="WordStyle151.58"> se </text:span><text:span text:style-name="WordStyle151.72"> inscreve. </text:span><text:span text:style-name="WordStyle152.5"> Só </text:span><text:span text:style-name="WordStyle152.72"> faz </text:span><text:span text:style-name="WordStyle153.08"> o </text:span><text:span text:style-name="WordStyle153.18"> negócio, </text:span><text:span text:style-name="WordStyle153.74"> sabe? </text:span></text:p>
      <text:p><text:span text:style-name="WordStyle155.1"> Esse </text:span><text:span text:style-name="WordStyle155.3"> negócio </text:span><text:span text:style-name="WordStyle155.54"> está </text:span><text:span text:style-name="WordStyle155.68"> falando, </text:span><text:span text:style-name="WordStyle155.94"> eu </text:span><text:span text:style-name="WordStyle156.1"> não </text:span><text:span text:style-name="WordStyle156.22"> sei </text:span><text:span text:style-name="WordStyle156.28"> se </text:span><text:span text:style-name="WordStyle156.38"> estou </text:span><text:span text:style-name="WordStyle156.5"> preparado </text:span><text:span text:style-name="WordStyle156.88"> agora, </text:span><text:span text:style-name="WordStyle158.38"> eu </text:span><text:span text:style-name="WordStyle158.56"> fiquei </text:span><text:span text:style-name="WordStyle158.68"> enrolando, </text:span></text:p>
      <text:p><text:span text:style-name="WordStyle159.16"> só </text:span><text:span text:style-name="WordStyle159.38"> faz. </text:span></text:p>
      <text:p><text:span text:style-name="WordStyle160.74"> Não, </text:span><text:span text:style-name="MWordStyle161.26"> mas </text:span><text:span text:style-name="MWordStyle161.26"> eu </text:span><text:span text:style-name="WordStyle161.76"> não </text:span><text:span text:style-name="WordStyle161.92"> sei </text:span><text:span text:style-name="WordStyle162.06"> se </text:span><text:span text:style-name="WordStyle162.44"> eu </text:span><text:span text:style-name="WordStyle162.7"> aceitaria </text:span><text:span text:style-name="WordStyle163.22"> começar </text:span><text:span text:style-name="WordStyle164.08"> nessas </text:span><text:span text:style-name="WordStyle164.38"> séries. </text:span></text:p>
      <text:p><text:span text:style-name="WordStyle165.3"> Por </text:span><text:span text:style-name="WordStyle165.6"> quê? </text:span></text:p>
      <text:p><text:span text:style-name="WordStyle165.62"> Por </text:span><text:span text:style-name="WordStyle166.1"> quê? </text:span></text:p>
      <text:p><text:span text:style-name="WordStyle167.02"> Não, </text:span><text:span text:style-name="WordStyle167.24"> justamente </text:span><text:span text:style-name="WordStyle167.62"> porque </text:span><text:span text:style-name="WordStyle168.04"> eu </text:span><text:span text:style-name="WordStyle168.6"> não </text:span><text:span text:style-name="WordStyle168.72"> sei </text:span><text:span text:style-name="WordStyle168.84"> nada </text:span><text:span text:style-name="WordStyle169.2"> sobre </text:span><text:span text:style-name="WordStyle169.46"> isso. </text:span></text:p>
      <text:p><text:span text:style-name="WordStyle169.98"> Cara, </text:span><text:span text:style-name="WordStyle170.16"> você </text:span><text:span text:style-name="WordStyle170.22"> acha </text:span><text:span text:style-name="WordStyle170.38"> que </text:span><text:span text:style-name="WordStyle170.44"> quem </text:span><text:span text:style-name="WordStyle170.62"> chega </text:span><text:span text:style-name="WordStyle170.82"> lá </text:span><text:span text:style-name="WordStyle170.98"> está </text:span><text:span text:style-name="WordStyle171.1"> manjando </text:span><text:span text:style-name="WordStyle171.38"> pra </text:span><text:span text:style-name="WordStyle171.6"> caralho? </text:span></text:p>
      <text:p><text:span text:style-name="WordStyle172.44"> Não, </text:span><text:span text:style-name="WordStyle172.64"> mas </text:span><text:span text:style-name="WordStyle172.88"> pelo </text:span><text:span text:style-name="WordStyle173.1"> menos </text:span><text:span text:style-name="WordStyle173.26"> que </text:span><text:span text:style-name="WordStyle173.38"> nem </text:span><text:span text:style-name="WordStyle173.46"> você, </text:span><text:span text:style-name="WordStyle173.94"> tipo, </text:span><text:span text:style-name="WordStyle174.12"> que </text:span><text:span text:style-name="WordStyle174.18"> ficou </text:span><text:span text:style-name="WordStyle174.24"> 8 </text:span><text:span text:style-name="WordStyle174.52"> meses. </text:span></text:p>
      <text:p><text:span text:style-name="MWordStyle175.08"> Não, </text:span><text:span text:style-name="MWordStyle175.08"> mano, </text:span><text:span text:style-name="WordStyle175.14"> não </text:span><text:span text:style-name="WordStyle175.36"> é </text:span><text:span text:style-name="WordStyle175.44"> difícil, </text:span><text:span text:style-name="WordStyle175.94"> velho, </text:span><text:span text:style-name="WordStyle176.22"> tipo... </text:span></text:p>
      <text:p><text:span text:style-name="WordStyle176.48"> Que </text:span><text:span text:style-name="WordStyle176.6"> gosto </text:span><text:span text:style-name="WordStyle176.8"> você </text:span><text:span text:style-name="WordStyle176.94"> vai </text:span><text:span text:style-name="WordStyle177.0"> ficar </text:span><text:span text:style-name="WordStyle177.12"> assim, </text:span><text:span text:style-name="WordStyle177.8"> não </text:span><text:span text:style-name="WordStyle177.94"> sei. </text:span></text:p>
      <text:p><text:span text:style-name="WordStyle178.5"> Pobre </text:span><text:span text:style-name="WordStyle178.62"> que </text:span><text:span text:style-name="WordStyle178.7"> você </text:span><text:span text:style-name="WordStyle178.8"> não </text:span><text:span text:style-name="WordStyle178.9"> vai </text:span><text:span text:style-name="WordStyle179.02"> chegar </text:span><text:span text:style-name="WordStyle179.16"> lá </text:span><text:span text:style-name="WordStyle179.32"> na </text:span><text:span text:style-name="WordStyle179.42"> entrevista </text:span><text:span text:style-name="WordStyle179.72"> e </text:span><text:span text:style-name="WordStyle179.88"> falar, </text:span><text:span text:style-name="WordStyle179.92"> olha, </text:span><text:span text:style-name="WordStyle180.12"> eu </text:span><text:span text:style-name="WordStyle180.26"> não </text:span><text:span text:style-name="WordStyle180.38"> caí </text:span><text:span text:style-name="WordStyle180.5"> de </text:span><text:span text:style-name="WordStyle180.66"> paraquedas. </text:span></text:p>
      <text:p><text:span text:style-name="WordStyle181.54"> Ele </text:span><text:span text:style-name="WordStyle181.7"> coloca </text:span><text:span text:style-name="WordStyle182.0"> na </text:span><text:span text:style-name="WordStyle182.2"> hora </text:span><text:span text:style-name="WordStyle182.3"> e </text:span><text:span text:style-name="MWordStyle182.44"> eu </text:span><text:span text:style-name="MWordStyle182.44"> fico </text:span><text:span text:style-name="WordStyle182.5"> aqui. </text:span></text:p>
      <text:p><text:span text:style-name="WordStyle184.22"> Fala </text:span><text:span text:style-name="WordStyle184.48"> que </text:span><text:span text:style-name="WordStyle184.6"> você </text:span><text:span text:style-name="WordStyle184.7"> tem </text:span><text:span text:style-name="WordStyle184.82"> interesse </text:span><text:span text:style-name="WordStyle185.54"> e </text:span><text:span text:style-name="WordStyle185.7"> tal, </text:span><text:span text:style-name="WordStyle186.32"> dá </text:span><text:span text:style-name="WordStyle186.44"> uma </text:span><text:span text:style-name="WordStyle186.66"> pesquisada </text:span><text:span text:style-name="WordStyle187.42"> antes </text:span><text:span text:style-name="WordStyle187.66"> do </text:span><text:span text:style-name="WordStyle187.76"> que </text:span><text:span text:style-name="WordStyle188.14"> você </text:span><text:span text:style-name="WordStyle188.48"> faz, </text:span><text:span text:style-name="WordStyle189.16"> porque </text:span></text:p>
      <text:p><text:span text:style-name="WordStyle189.52"> você </text:span><text:span text:style-name="WordStyle190.14"> quer </text:span><text:span text:style-name="WordStyle190.32"> fazer </text:span><text:span text:style-name="WordStyle190.6"> isso, </text:span><text:span text:style-name="WordStyle191.04"> entendeu? </text:span></text:p>
      <text:p><text:span text:style-name="WordStyle192.45999999999998"> Mas </text:span><text:span text:style-name="WordStyle192.98"> eles </text:span><text:span text:style-name="WordStyle193.18"> não </text:span><text:span text:style-name="WordStyle193.44"> buscam </text:span><text:span text:style-name="WordStyle193.7"> pessoas </text:span><text:span text:style-name="WordStyle194.36"> com </text:span><text:span text:style-name="WordStyle195.96"> um </text:span><text:span text:style-name="WordStyle196.12"> curta </text:span><text:span text:style-name="WordStyle196.46"> nível </text:span><text:span text:style-name="WordStyle196.68"> de </text:span><text:span text:style-name="WordStyle196.84"> conhecimento </text:span><text:span text:style-name="WordStyle197.36"> mesmo, </text:span><text:span text:style-name="WordStyle198.26"> assim. </text:span></text:p>
      <text:p><text:span text:style-name="MWordStyle198.8"> Eles </text:span><text:span text:style-name="MWordStyle198.8"> buscam </text:span><text:span text:style-name="WordStyle198.84"> pessoas </text:span><text:span text:style-name="WordStyle199.3"> muito </text:span><text:span text:style-name="WordStyle199.74"> interessadas </text:span><text:span text:style-name="WordStyle200.18"> em </text:span><text:span text:style-name="WordStyle200.34"> aprender. </text:span></text:p>
      <text:p><text:span text:style-name="WordStyle202.26"> Tipo, </text:span><text:span text:style-name="WordStyle202.56"> meu, </text:span><text:span text:style-name="WordStyle202.68"> tinha </text:span><text:span text:style-name="WordStyle202.84"> cara </text:span><text:span text:style-name="WordStyle203.14"> lá, </text:span><text:span text:style-name="WordStyle203.48"> não, </text:span><text:span text:style-name="WordStyle203.6"> pra </text:span><text:span text:style-name="WordStyle203.72"> você </text:span><text:span text:style-name="WordStyle203.88"> sentir </text:span><text:span text:style-name="WordStyle204.04"> o </text:span><text:span text:style-name="WordStyle204.16"> que </text:span><text:span text:style-name="MWordStyle204.36"> eu </text:span><text:span text:style-name="MWordStyle204.36"> disse, </text:span><text:span text:style-name="WordStyle205.08"> meu </text:span><text:span text:style-name="WordStyle205.2"> cara </text:span><text:span text:style-name="WordStyle205.4"> não </text:span><text:span text:style-name="WordStyle205.54"> tinha </text:span></text:p>
      <text:p><text:span text:style-name="WordStyle205.6"> falado </text:span><text:span text:style-name="WordStyle205.92"> nada </text:span><text:span text:style-name="WordStyle206.0"> de </text:span><text:span text:style-name="WordStyle206.22"> milk. </text:span></text:p>
      <text:p><text:span text:style-name="WordStyle207.14"> O </text:span><text:span text:style-name="WordStyle207.54"> cara </text:span><text:span text:style-name="WordStyle208.06"> era </text:span><text:span text:style-name="WordStyle208.78"> presidente </text:span><text:span text:style-name="WordStyle209.48"> da </text:span><text:span text:style-name="WordStyle210.14"> Polyfinance, </text:span><text:span text:style-name="WordStyle210.88"> que </text:span><text:span text:style-name="WordStyle210.96"> é </text:span><text:span text:style-name="WordStyle211.08"> o </text:span><text:span text:style-name="WordStyle211.12"> GNF </text:span><text:span text:style-name="WordStyle211.62"> da </text:span><text:span text:style-name="WordStyle211.84"> Poly. </text:span></text:p>
      <text:p><text:span text:style-name="WordStyle212.86"> O </text:span><text:span text:style-name="WordStyle213.04"> cara </text:span><text:span text:style-name="WordStyle213.22"> manjava </text:span><text:span text:style-name="WordStyle213.54"> pra </text:span><text:span text:style-name="WordStyle213.8"> caralho, </text:span><text:span text:style-name="WordStyle214.36"> muito </text:span><text:span text:style-name="WordStyle214.82"> mesmo. </text:span></text:p>
      <text:p><text:span text:style-name="WordStyle215.94"> Mas, </text:span><text:span text:style-name="WordStyle216.8"> meu, </text:span><text:span text:style-name="WordStyle217.64"> o </text:span><text:span text:style-name="WordStyle218.22"> cara </text:span><text:span text:style-name="WordStyle219.16"> da </text:span><text:span text:style-name="WordStyle219.26"> Rega </text:span><text:span text:style-name="WordStyle219.48"> mesmo </text:span><text:span text:style-name="WordStyle219.7"> falou. </text:span></text:p>
      <text:p><text:span text:style-name="WordStyle221.22"> Olha, </text:span><text:span text:style-name="WordStyle221.4"> o </text:span><text:span text:style-name="WordStyle221.48"> que </text:span><text:span text:style-name="WordStyle221.56"> a </text:span><text:span text:style-name="WordStyle221.62"> gente </text:span><text:span text:style-name="WordStyle221.8"> procurou </text:span><text:span text:style-name="WordStyle222.1"> aqui </text:span><text:span text:style-name="WordStyle222.22"> é </text:span><text:span text:style-name="WordStyle222.32"> a </text:span><text:span text:style-name="WordStyle222.38"> gente </text:span><text:span text:style-name="WordStyle222.46"> determinar </text:span><text:span text:style-name="WordStyle223.04"> e </text:span><text:span text:style-name="WordStyle223.24"> tal, </text:span><text:span text:style-name="WordStyle223.6"> aprender. </text:span></text:p>
      <text:p><text:span text:style-name="WordStyle224.66"> Não </text:span><text:span text:style-name="WordStyle224.84"> importa </text:span><text:span text:style-name="WordStyle225.16"> muito </text:span><text:span text:style-name="WordStyle225.5"> se </text:span><text:span text:style-name="WordStyle225.7"> você </text:span><text:span text:style-name="WordStyle226.14"> já </text:span><text:span text:style-name="WordStyle226.3"> conhece </text:span><text:span text:style-name="WordStyle226.64"> pra </text:span><text:span text:style-name="WordStyle226.86"> caralho </text:span><text:span text:style-name="WordStyle227.06"> ou </text:span><text:span text:style-name="WordStyle227.28"> não. </text:span></text:p>
      <text:p><text:span text:style-name="WordStyle229.58"> Então, </text:span><text:span text:style-name="WordStyle229.74"> eu </text:span><text:span text:style-name="WordStyle229.8"> gosto </text:span><text:span text:style-name="WordStyle230.02"> de </text:span><text:span text:style-name="WordStyle230.16"> ser </text:span><text:span text:style-name="WordStyle230.3"> como </text:span><text:span text:style-name="WordStyle230.44"> Polyfinance, </text:span><text:span text:style-name="WordStyle230.98"> eu </text:span><text:span text:style-name="WordStyle231.06"> não </text:span><text:span text:style-name="WordStyle231.1"> faço </text:span><text:span text:style-name="WordStyle231.2"> as </text:span><text:span text:style-name="WordStyle231.48"> coisas. </text:span></text:p>
      <text:p><text:span text:style-name="WordStyle232.26"> Não </text:span><text:span text:style-name="WordStyle232.34"> é </text:span><text:span text:style-name="WordStyle232.46"> difícil. </text:span></text:p>
      <text:p><text:span text:style-name="WordStyle233.2"> Isso </text:span><text:span text:style-name="WordStyle233.58"> é </text:span><text:span text:style-name="WordStyle233.64"> um </text:span><text:span text:style-name="WordStyle233.78"> problema. </text:span></text:p>
      <text:p><text:span text:style-name="WordStyle236.3"> Aprendendo </text:span><text:span text:style-name="WordStyle236.7"> é </text:span><text:span text:style-name="WordStyle236.76"> mesmo </text:span><text:span text:style-name="WordStyle236.92"> quando </text:span><text:span text:style-name="WordStyle237.08"> você </text:span><text:span text:style-name="WordStyle237.22"> coloca </text:span><text:span text:style-name="WordStyle237.42"> a </text:span><text:span text:style-name="WordStyle237.52"> mão </text:span><text:span text:style-name="WordStyle237.58"> na </text:span><text:span text:style-name="WordStyle237.82"> massa, </text:span><text:span text:style-name="WordStyle238.14"> que </text:span><text:span text:style-name="WordStyle238.26"> aí </text:span><text:span text:style-name="WordStyle238.38"> lá </text:span><text:span text:style-name="WordStyle238.48"> você </text:span><text:span text:style-name="WordStyle238.58"> faz </text:span><text:span text:style-name="WordStyle238.66"> um </text:span><text:span text:style-name="WordStyle238.88"> style. </text:span></text:p>
      <text:p><text:span text:style-name="WordStyle241.14"> Sabe </text:span><text:span text:style-name="WordStyle241.34"> que </text:span><text:span text:style-name="WordStyle241.5"> lado? </text:span></text:p>
      <text:p><text:span text:style-name="WordStyle242.58"> Eu </text:span><text:span text:style-name="WordStyle243.0"> falo, </text:span><text:span text:style-name="WordStyle243.88"> até </text:span><text:span text:style-name="WordStyle244.16"> mais. </text:span></text:p>
      <text:p><text:span text:style-name="WordStyle245.36"> Obrigado, </text:span><text:span text:style-name="WordStyle245.66"> hein. </text:spa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WordStyle1.0399999999999974" style:family="text" style:display-name="WordStyle1.0399999999999974">
      <style:text-properties fo:color="#f06400"/>
    </style:style>
    <style:style style:name="WordStyle1.4799999999999986" style:family="text" style:display-name="WordStyle1.4799999999999986">
      <style:text-properties fo:color="#12f000"/>
    </style:style>
    <style:style style:name="WordStyle1.92" style:family="text" style:display-name="WordStyle1.92">
      <style:text-properties fo:color="#01e900"/>
    </style:style>
    <style:style style:name="WordStyle2.72" style:family="text" style:display-name="WordStyle2.72">
      <style:text-properties fo:color="#0af000"/>
    </style:style>
    <style:style style:name="WordStyle3.42" style:family="text" style:display-name="WordStyle3.42">
      <style:text-properties fo:color="#45b800"/>
    </style:style>
    <style:style style:name="WordStyle3.54" style:family="text" style:display-name="WordStyle3.54">
      <style:text-properties fo:color="#1faa00"/>
    </style:style>
    <style:style style:name="WordStyle3.6" style:family="text" style:display-name="WordStyle3.6">
      <style:text-properties fo:color="#0ae900"/>
    </style:style>
    <style:style style:name="WordStyle4.08" style:family="text" style:display-name="WordStyle4.08">
      <style:text-properties fo:color="#67aa00"/>
    </style:style>
    <style:style style:name="WordStyle4.1" style:family="text" style:display-name="WordStyle4.1">
      <style:text-properties fo:color="#19b100"/>
    </style:style>
    <style:style style:name="WordStyle4.18" style:family="text" style:display-name="WordStyle4.18">
      <style:text-properties fo:color="#2eb100"/>
    </style:style>
    <style:style style:name="WordStyle4.26" style:family="text" style:display-name="WordStyle4.26">
      <style:text-properties fo:color="#09b100"/>
    </style:style>
    <style:style style:name="WordStyle4.34" style:family="text" style:display-name="WordStyle4.34">
      <style:text-properties fo:color="#2eaa00"/>
    </style:style>
    <style:style style:name="WordStyle4.38" style:family="text" style:display-name="WordStyle4.38">
      <style:text-properties fo:color="#bf4600"/>
    </style:style>
    <style:style style:name="WordStyle4.52" style:family="text" style:display-name="WordStyle4.52">
      <style:text-properties fo:color="#01e900"/>
    </style:style>
    <style:style style:name="WordStyle5.04" style:family="text" style:display-name="WordStyle5.04">
      <style:text-properties fo:color="#80b800"/>
    </style:style>
    <style:style style:name="WordStyle5.14" style:family="text" style:display-name="WordStyle5.14">
      <style:text-properties fo:color="#3baa00"/>
    </style:style>
    <style:style style:name="MWordStyle5.14" style:family="text" style:display-name="WordStyle5.14">
      <style:text-properties fo:color="#db3900"/>
    </style:style>
    <style:style style:name="WordStyle5.38" style:family="text" style:display-name="WordStyle5.38">
      <style:text-properties fo:color="#77c600"/>
    </style:style>
    <style:style style:name="WordStyle5.54" style:family="text" style:display-name="WordStyle5.54">
      <style:text-properties fo:color="#c6d400"/>
    </style:style>
    <style:style style:name="WordStyle5.76" style:family="text" style:display-name="WordStyle5.76">
      <style:text-properties fo:color="#39d400"/>
    </style:style>
    <style:style style:name="WordStyle5.98" style:family="text" style:display-name="WordStyle5.98">
      <style:text-properties fo:color="#0bb800"/>
    </style:style>
    <style:style style:name="WordStyle6.1" style:family="text" style:display-name="WordStyle6.1">
      <style:text-properties fo:color="#e20e00"/>
    </style:style>
    <style:style style:name="WordStyle6.42" style:family="text" style:display-name="WordStyle6.42">
      <style:text-properties fo:color="#28f700"/>
    </style:style>
    <style:style style:name="WordStyle7.32" style:family="text" style:display-name="WordStyle7.32">
      <style:text-properties fo:color="#a7b800"/>
    </style:style>
    <style:style style:name="WordStyle7.42" style:family="text" style:display-name="WordStyle7.42">
      <style:text-properties fo:color="#b8aa00"/>
    </style:style>
    <style:style style:name="WordStyle7.52" style:family="text" style:display-name="WordStyle7.52">
      <style:text-properties fo:color="#0bc600"/>
    </style:style>
    <style:style style:name="WordStyle7.68" style:family="text" style:display-name="WordStyle7.68">
      <style:text-properties fo:color="#03bf00"/>
    </style:style>
    <style:style style:name="WordStyle7.82" style:family="text" style:display-name="WordStyle7.82">
      <style:text-properties fo:color="#04b800"/>
    </style:style>
    <style:style style:name="WordStyle7.94" style:family="text" style:display-name="WordStyle7.94">
      <style:text-properties fo:color="#01bf00"/>
    </style:style>
    <style:style style:name="WordStyle8.08" style:family="text" style:display-name="WordStyle8.08">
      <style:text-properties fo:color="#01db00"/>
    </style:style>
    <style:style style:name="WordStyle8.32" style:family="text" style:display-name="WordStyle8.32">
      <style:text-properties fo:color="#04db00"/>
    </style:style>
    <style:style style:name="WordStyle8.56" style:family="text" style:display-name="WordStyle8.56">
      <style:text-properties fo:color="#01f700"/>
    </style:style>
    <style:style style:name="WordStyle9.7" style:family="text" style:display-name="WordStyle9.7">
      <style:text-properties fo:color="#dbe900"/>
    </style:style>
    <style:style style:name="WordStyle10.04" style:family="text" style:display-name="WordStyle10.04">
      <style:text-properties fo:color="#e2d700"/>
    </style:style>
    <style:style style:name="WordStyle10.34" style:family="text" style:display-name="WordStyle10.34">
      <style:text-properties fo:color="#19e900"/>
    </style:style>
    <style:style style:name="WordStyle10.68" style:family="text" style:display-name="WordStyle10.68">
      <style:text-properties fo:color="#01cd00"/>
    </style:style>
    <style:style style:name="WordStyle10.88" style:family="text" style:display-name="WordStyle10.88">
      <style:text-properties fo:color="#02c600"/>
    </style:style>
    <style:style style:name="WordStyle11.06" style:family="text" style:display-name="WordStyle11.06">
      <style:text-properties fo:color="#08c600"/>
    </style:style>
    <style:style style:name="WordStyle11.22" style:family="text" style:display-name="WordStyle11.22">
      <style:text-properties fo:color="#00d400"/>
    </style:style>
    <style:style style:name="WordStyle11.44" style:family="text" style:display-name="WordStyle11.44">
      <style:text-properties fo:color="#03f000"/>
    </style:style>
    <style:style style:name="WordStyle11.86" style:family="text" style:display-name="WordStyle11.86">
      <style:text-properties fo:color="#47db00"/>
    </style:style>
    <style:style style:name="WordStyle12.1" style:family="text" style:display-name="WordStyle12.1">
      <style:text-properties fo:color="#11f700"/>
    </style:style>
    <style:style style:name="WordStyle12.68" style:family="text" style:display-name="WordStyle12.68">
      <style:text-properties fo:color="#07c600"/>
    </style:style>
    <style:style style:name="WordStyle12.86" style:family="text" style:display-name="WordStyle12.86">
      <style:text-properties fo:color="#04cd00"/>
    </style:style>
    <style:style style:name="WordStyle13.06" style:family="text" style:display-name="WordStyle13.06">
      <style:text-properties fo:color="#0fb800"/>
    </style:style>
    <style:style style:name="WordStyle13.18" style:family="text" style:display-name="WordStyle13.18">
      <style:text-properties fo:color="#08cd00"/>
    </style:style>
    <style:style style:name="WordStyle13.38" style:family="text" style:display-name="WordStyle13.38">
      <style:text-properties fo:color="#5af000"/>
    </style:style>
    <style:style style:name="WordStyle13.88" style:family="text" style:display-name="WordStyle13.88">
      <style:text-properties fo:color="#02f700"/>
    </style:style>
    <style:style style:name="WordStyle15.58" style:family="text" style:display-name="WordStyle15.58">
      <style:text-properties fo:color="#68bf00"/>
    </style:style>
    <style:style style:name="WordStyle15.72" style:family="text" style:display-name="WordStyle15.72">
      <style:text-properties fo:color="#25d400"/>
    </style:style>
    <style:style style:name="WordStyle15.94" style:family="text" style:display-name="WordStyle15.94">
      <style:text-properties fo:color="#03b100"/>
    </style:style>
    <style:style style:name="WordStyle16.02" style:family="text" style:display-name="WordStyle16.02">
      <style:text-properties fo:color="#01db00"/>
    </style:style>
    <style:style style:name="WordStyle16.28" style:family="text" style:display-name="WordStyle16.28">
      <style:text-properties fo:color="#07d400"/>
    </style:style>
    <style:style style:name="WordStyle16.5" style:family="text" style:display-name="WordStyle16.5">
      <style:text-properties fo:color="#a3aa00"/>
    </style:style>
    <style:style style:name="WordStyle16.52" style:family="text" style:display-name="WordStyle16.52">
      <style:text-properties fo:color="#07e200"/>
    </style:style>
    <style:style style:name="WordStyle16.82" style:family="text" style:display-name="WordStyle16.82">
      <style:text-properties fo:color="#22f700"/>
    </style:style>
    <style:style style:name="WordStyle18.04" style:family="text" style:display-name="WordStyle18.04">
      <style:text-properties fo:color="#d4ca00"/>
    </style:style>
    <style:style style:name="WordStyle18.26" style:family="text" style:display-name="WordStyle18.26">
      <style:text-properties fo:color="#05f000"/>
    </style:style>
    <style:style style:name="WordStyle18.84" style:family="text" style:display-name="WordStyle18.84">
      <style:text-properties fo:color="#12b800"/>
    </style:style>
    <style:style style:name="WordStyle18.94" style:family="text" style:display-name="WordStyle18.94">
      <style:text-properties fo:color="#2fdb00"/>
    </style:style>
    <style:style style:name="WordStyle19.2" style:family="text" style:display-name="WordStyle19.2">
      <style:text-properties fo:color="#00e900"/>
    </style:style>
    <style:style style:name="WordStyle20.08" style:family="text" style:display-name="WordStyle20.08">
      <style:text-properties fo:color="#08f000"/>
    </style:style>
    <style:style style:name="WordStyle20.56" style:family="text" style:display-name="WordStyle20.56">
      <style:text-properties fo:color="#37db00"/>
    </style:style>
    <style:style style:name="WordStyle20.84" style:family="text" style:display-name="WordStyle20.84">
      <style:text-properties fo:color="#00f700"/>
    </style:style>
    <style:style style:name="WordStyle21.84" style:family="text" style:display-name="WordStyle21.84">
      <style:text-properties fo:color="#1fb800"/>
    </style:style>
    <style:style style:name="WordStyle21.96" style:family="text" style:display-name="WordStyle21.96">
      <style:text-properties fo:color="#01db00"/>
    </style:style>
    <style:style style:name="WordStyle22.28" style:family="text" style:display-name="WordStyle22.28">
      <style:text-properties fo:color="#02c600"/>
    </style:style>
    <style:style style:name="WordStyle23.26" style:family="text" style:display-name="WordStyle23.26">
      <style:text-properties fo:color="#3ae200"/>
    </style:style>
    <style:style style:name="WordStyle23.58" style:family="text" style:display-name="WordStyle23.58">
      <style:text-properties fo:color="#04f000"/>
    </style:style>
    <style:style style:name="WordStyle24.14" style:family="text" style:display-name="WordStyle24.14">
      <style:text-properties fo:color="#08c600"/>
    </style:style>
    <style:style style:name="WordStyle24.32" style:family="text" style:display-name="WordStyle24.32">
      <style:text-properties fo:color="#01f000"/>
    </style:style>
    <style:style style:name="WordStyle25.1" style:family="text" style:display-name="WordStyle25.1">
      <style:text-properties fo:color="#c6b700"/>
    </style:style>
    <style:style style:name="WordStyle25.28" style:family="text" style:display-name="WordStyle25.28">
      <style:text-properties fo:color="#03d400"/>
    </style:style>
    <style:style style:name="WordStyle25.5" style:family="text" style:display-name="WordStyle25.5">
      <style:text-properties fo:color="#06aa00"/>
    </style:style>
    <style:style style:name="WordStyle25.54" style:family="text" style:display-name="WordStyle25.54">
      <style:text-properties fo:color="#00db00"/>
    </style:style>
    <style:style style:name="WordStyle25.78" style:family="text" style:display-name="WordStyle25.78">
      <style:text-properties fo:color="#04db00"/>
    </style:style>
    <style:style style:name="WordStyle26.02" style:family="text" style:display-name="WordStyle26.02">
      <style:text-properties fo:color="#cd7100"/>
    </style:style>
    <style:style style:name="WordStyle26.22" style:family="text" style:display-name="WordStyle26.22">
      <style:text-properties fo:color="#b5b800"/>
    </style:style>
    <style:style style:name="WordStyle26.32" style:family="text" style:display-name="WordStyle26.32">
      <style:text-properties fo:color="#26bf00"/>
    </style:style>
    <style:style style:name="WordStyle26.46" style:family="text" style:display-name="WordStyle26.46">
      <style:text-properties fo:color="#05db00"/>
    </style:style>
    <style:style style:name="WordStyle26.72" style:family="text" style:display-name="WordStyle26.72">
      <style:text-properties fo:color="#04db00"/>
    </style:style>
    <style:style style:name="WordStyle28.12" style:family="text" style:display-name="WordStyle28.12">
      <style:text-properties fo:color="#c6af00"/>
    </style:style>
    <style:style style:name="WordStyle28.3" style:family="text" style:display-name="WordStyle28.3">
      <style:text-properties fo:color="#07b800"/>
    </style:style>
    <style:style style:name="WordStyle28.4" style:family="text" style:display-name="WordStyle28.4">
      <style:text-properties fo:color="#1bd400"/>
    </style:style>
    <style:style style:name="WordStyle28.62" style:family="text" style:display-name="WordStyle28.62">
      <style:text-properties fo:color="#73c600"/>
    </style:style>
    <style:style style:name="WordStyle28.78" style:family="text" style:display-name="WordStyle28.78">
      <style:text-properties fo:color="#07f700"/>
    </style:style>
    <style:style style:name="WordStyle29.38" style:family="text" style:display-name="WordStyle29.38">
      <style:text-properties fo:color="#11f700"/>
    </style:style>
    <style:style style:name="WordStyle30.38" style:family="text" style:display-name="WordStyle30.38">
      <style:text-properties fo:color="#aa3d00"/>
    </style:style>
    <style:style style:name="MWordStyle30.38" style:family="text" style:display-name="WordStyle30.38">
      <style:text-properties fo:color="#9baa00"/>
    </style:style>
    <style:style style:name="MWordStyle30.38" style:family="text" style:display-name="WordStyle30.38">
      <style:text-properties fo:color="#09c600"/>
    </style:style>
    <style:style style:name="WordStyle30.6" style:family="text" style:display-name="WordStyle30.6">
      <style:text-properties fo:color="#58b800"/>
    </style:style>
    <style:style style:name="WordStyle30.72" style:family="text" style:display-name="WordStyle30.72">
      <style:text-properties fo:color="#26b800"/>
    </style:style>
    <style:style style:name="WordStyle30.84" style:family="text" style:display-name="WordStyle30.84">
      <style:text-properties fo:color="#4ddb00"/>
    </style:style>
    <style:style style:name="WordStyle31.12" style:family="text" style:display-name="WordStyle31.12">
      <style:text-properties fo:color="#2ccd00"/>
    </style:style>
    <style:style style:name="WordStyle31.32" style:family="text" style:display-name="WordStyle31.32">
      <style:text-properties fo:color="#30e900"/>
    </style:style>
    <style:style style:name="WordStyle31.78" style:family="text" style:display-name="WordStyle31.78">
      <style:text-properties fo:color="#aa4800"/>
    </style:style>
    <style:style style:name="WordStyle31.86" style:family="text" style:display-name="WordStyle31.86">
      <style:text-properties fo:color="#09c600"/>
    </style:style>
    <style:style style:name="WordStyle32.04" style:family="text" style:display-name="WordStyle32.04">
      <style:text-properties fo:color="#2fc600"/>
    </style:style>
    <style:style style:name="WordStyle32.22" style:family="text" style:display-name="WordStyle32.22">
      <style:text-properties fo:color="#15c600"/>
    </style:style>
    <style:style style:name="WordStyle32.38" style:family="text" style:display-name="WordStyle32.38">
      <style:text-properties fo:color="#05b100"/>
    </style:style>
    <style:style style:name="WordStyle32.48" style:family="text" style:display-name="WordStyle32.48">
      <style:text-properties fo:color="#02cd00"/>
    </style:style>
    <style:style style:name="WordStyle32.68" style:family="text" style:display-name="WordStyle32.68">
      <style:text-properties fo:color="#02cd00"/>
    </style:style>
    <style:style style:name="WordStyle32.88" style:family="text" style:display-name="WordStyle32.88">
      <style:text-properties fo:color="#b18100"/>
    </style:style>
    <style:style style:name="WordStyle33.02" style:family="text" style:display-name="WordStyle33.02">
      <style:text-properties fo:color="#1ee900"/>
    </style:style>
    <style:style style:name="WordStyle33.42" style:family="text" style:display-name="WordStyle33.42">
      <style:text-properties fo:color="#c7db00"/>
    </style:style>
    <style:style style:name="WordStyle33.68" style:family="text" style:display-name="WordStyle33.68">
      <style:text-properties fo:color="#d4c100"/>
    </style:style>
    <style:style style:name="WordStyle33.9" style:family="text" style:display-name="WordStyle33.9">
      <style:text-properties fo:color="#81c600"/>
    </style:style>
    <style:style style:name="WordStyle34.06" style:family="text" style:display-name="WordStyle34.06">
      <style:text-properties fo:color="#f09000"/>
    </style:style>
    <style:style style:name="WordStyle34.48" style:family="text" style:display-name="WordStyle34.48">
      <style:text-properties fo:color="#17db00"/>
    </style:style>
    <style:style style:name="WordStyle34.76" style:family="text" style:display-name="WordStyle34.76">
      <style:text-properties fo:color="#03c600"/>
    </style:style>
    <style:style style:name="WordStyle34.94" style:family="text" style:display-name="WordStyle34.94">
      <style:text-properties fo:color="#02db00"/>
    </style:style>
    <style:style style:name="WordStyle35.3" style:family="text" style:display-name="WordStyle35.3">
      <style:text-properties fo:color="#12aa00"/>
    </style:style>
    <style:style style:name="WordStyle35.56" style:family="text" style:display-name="WordStyle35.56">
      <style:text-properties fo:color="#5aaa00"/>
    </style:style>
    <style:style style:name="WordStyle35.68" style:family="text" style:display-name="WordStyle35.68">
      <style:text-properties fo:color="#10b800"/>
    </style:style>
    <style:style style:name="WordStyle35.8" style:family="text" style:display-name="WordStyle35.8">
      <style:text-properties fo:color="#9df700"/>
    </style:style>
    <style:style style:name="WordStyle36.4" style:family="text" style:display-name="WordStyle36.4">
      <style:text-properties fo:color="#03db00"/>
    </style:style>
    <style:style style:name="WordStyle36.68" style:family="text" style:display-name="WordStyle36.68">
      <style:text-properties fo:color="#06b800"/>
    </style:style>
    <style:style style:name="WordStyle36.8" style:family="text" style:display-name="WordStyle36.8">
      <style:text-properties fo:color="#01aa00"/>
    </style:style>
    <style:style style:name="MWordStyle36.8" style:family="text" style:display-name="WordStyle36.8">
      <style:text-properties fo:color="#13b800"/>
    </style:style>
    <style:style style:name="WordStyle36.92" style:family="text" style:display-name="WordStyle36.92">
      <style:text-properties fo:color="#00b800"/>
    </style:style>
    <style:style style:name="WordStyle37.04" style:family="text" style:display-name="WordStyle37.04">
      <style:text-properties fo:color="#2fb800"/>
    </style:style>
    <style:style style:name="WordStyle37.14" style:family="text" style:display-name="WordStyle37.14">
      <style:text-properties fo:color="#35f000"/>
    </style:style>
    <style:style style:name="WordStyle37.9" style:family="text" style:display-name="WordStyle37.9">
      <style:text-properties fo:color="#06c600"/>
    </style:style>
    <style:style style:name="WordStyle38.06" style:family="text" style:display-name="WordStyle38.06">
      <style:text-properties fo:color="#12e900"/>
    </style:style>
    <style:style style:name="WordStyle38.68" style:family="text" style:display-name="WordStyle38.68">
      <style:text-properties fo:color="#45db00"/>
    </style:style>
    <style:style style:name="WordStyle38.92" style:family="text" style:display-name="WordStyle38.92">
      <style:text-properties fo:color="#54cd00"/>
    </style:style>
    <style:style style:name="WordStyle39.12" style:family="text" style:display-name="WordStyle39.12">
      <style:text-properties fo:color="#3df700"/>
    </style:style>
    <style:style style:name="WordStyle40.64" style:family="text" style:display-name="WordStyle40.64">
      <style:text-properties fo:color="#63db00"/>
    </style:style>
    <style:style style:name="WordStyle40.88" style:family="text" style:display-name="WordStyle40.88">
      <style:text-properties fo:color="#0ee200"/>
    </style:style>
    <style:style style:name="WordStyle41.34" style:family="text" style:display-name="WordStyle41.34">
      <style:text-properties fo:color="#c63500"/>
    </style:style>
    <style:style style:name="WordStyle41.5" style:family="text" style:display-name="WordStyle41.5">
      <style:text-properties fo:color="#90b800"/>
    </style:style>
    <style:style style:name="WordStyle41.6" style:family="text" style:display-name="WordStyle41.6">
      <style:text-properties fo:color="#51c600"/>
    </style:style>
    <style:style style:name="WordStyle41.78" style:family="text" style:display-name="WordStyle41.78">
      <style:text-properties fo:color="#7be200"/>
    </style:style>
    <style:style style:name="WordStyle42.1" style:family="text" style:display-name="WordStyle42.1">
      <style:text-properties fo:color="#f0f700"/>
    </style:style>
    <style:style style:name="WordStyle42.88" style:family="text" style:display-name="WordStyle42.88">
      <style:text-properties fo:color="#f0c000"/>
    </style:style>
    <style:style style:name="WordStyle43.74" style:family="text" style:display-name="WordStyle43.74">
      <style:text-properties fo:color="#cd6900"/>
    </style:style>
    <style:style style:name="WordStyle43.94" style:family="text" style:display-name="WordStyle43.94">
      <style:text-properties fo:color="#0daa00"/>
    </style:style>
    <style:style style:name="WordStyle43.98" style:family="text" style:display-name="WordStyle43.98">
      <style:text-properties fo:color="#dbbf00"/>
    </style:style>
    <style:style style:name="WordStyle44.22" style:family="text" style:display-name="WordStyle44.22">
      <style:text-properties fo:color="#96aa00"/>
    </style:style>
    <style:style style:name="MWordStyle44.22" style:family="text" style:display-name="WordStyle44.22">
      <style:text-properties fo:color="#67e900"/>
    </style:style>
    <style:style style:name="WordStyle44.62" style:family="text" style:display-name="WordStyle44.62">
      <style:text-properties fo:color="#38aa00"/>
    </style:style>
    <style:style style:name="WordStyle44.64" style:family="text" style:display-name="WordStyle44.64">
      <style:text-properties fo:color="#07b800"/>
    </style:style>
    <style:style style:name="WordStyle44.74" style:family="text" style:display-name="WordStyle44.74">
      <style:text-properties fo:color="#00aa00"/>
    </style:style>
    <style:style style:name="WordStyle44.78" style:family="text" style:display-name="WordStyle44.78">
      <style:text-properties fo:color="#03e200"/>
    </style:style>
    <style:style style:name="WordStyle45.1" style:family="text" style:display-name="WordStyle45.1">
      <style:text-properties fo:color="#2caa00"/>
    </style:style>
    <style:style style:name="MWordStyle45.1" style:family="text" style:display-name="WordStyle45.1">
      <style:text-properties fo:color="#aaa500"/>
    </style:style>
    <style:style style:name="MWordStyle45.1" style:family="text" style:display-name="WordStyle45.1">
      <style:text-properties fo:color="#0be900"/>
    </style:style>
    <style:style style:name="WordStyle45.52" style:family="text" style:display-name="WordStyle45.52">
      <style:text-properties fo:color="#58db00"/>
    </style:style>
    <style:style style:name="WordStyle45.78" style:family="text" style:display-name="WordStyle45.78">
      <style:text-properties fo:color="#b9bf00"/>
    </style:style>
    <style:style style:name="WordStyle45.92" style:family="text" style:display-name="WordStyle45.92">
      <style:text-properties fo:color="#98b100"/>
    </style:style>
    <style:style style:name="WordStyle46.0" style:family="text" style:display-name="WordStyle46.0">
      <style:text-properties fo:color="#bf3500"/>
    </style:style>
    <style:style style:name="WordStyle46.14" style:family="text" style:display-name="WordStyle46.14">
      <style:text-properties fo:color="#e2aa00"/>
    </style:style>
    <style:style style:name="WordStyle48.760000000000005" style:family="text" style:display-name="WordStyle48.760000000000005">
      <style:text-properties fo:color="#e9bc00"/>
    </style:style>
    <style:style style:name="WordStyle49.160000000000004" style:family="text" style:display-name="WordStyle49.160000000000004">
      <style:text-properties fo:color="#67e900"/>
    </style:style>
    <style:style style:name="WordStyle49.78" style:family="text" style:display-name="WordStyle49.78">
      <style:text-properties fo:color="#aa5000"/>
    </style:style>
    <style:style style:name="WordStyle49.92" style:family="text" style:display-name="WordStyle49.92">
      <style:text-properties fo:color="#1db800"/>
    </style:style>
    <style:style style:name="WordStyle50.26" style:family="text" style:display-name="WordStyle50.26">
      <style:text-properties fo:color="#74b800"/>
    </style:style>
    <style:style style:name="WordStyle50.38" style:family="text" style:display-name="WordStyle50.38">
      <style:text-properties fo:color="#07d400"/>
    </style:style>
    <style:style style:name="WordStyle50.84" style:family="text" style:display-name="WordStyle50.84">
      <style:text-properties fo:color="#bf7900"/>
    </style:style>
    <style:style style:name="WordStyle50.98" style:family="text" style:display-name="WordStyle50.98">
      <style:text-properties fo:color="#07b100"/>
    </style:style>
    <style:style style:name="WordStyle51.06" style:family="text" style:display-name="WordStyle51.06">
      <style:text-properties fo:color="#22e900"/>
    </style:style>
    <style:style style:name="WordStyle51.4" style:family="text" style:display-name="WordStyle51.4">
      <style:text-properties fo:color="#18f000"/>
    </style:style>
    <style:style style:name="WordStyle52.54" style:family="text" style:display-name="WordStyle52.54">
      <style:text-properties fo:color="#0abf00"/>
    </style:style>
    <style:style style:name="WordStyle52.68" style:family="text" style:display-name="WordStyle52.68">
      <style:text-properties fo:color="#03aa00"/>
    </style:style>
    <style:style style:name="WordStyle52.74" style:family="text" style:display-name="WordStyle52.74">
      <style:text-properties fo:color="#02d400"/>
    </style:style>
    <style:style style:name="WordStyle52.96" style:family="text" style:display-name="WordStyle52.96">
      <style:text-properties fo:color="#01e200"/>
    </style:style>
    <style:style style:name="WordStyle53.28" style:family="text" style:display-name="WordStyle53.28">
      <style:text-properties fo:color="#db0000"/>
    </style:style>
    <style:style style:name="WordStyle53.54" style:family="text" style:display-name="WordStyle53.54">
      <style:text-properties fo:color="#4ecd00"/>
    </style:style>
    <style:style style:name="WordStyle53.74" style:family="text" style:display-name="WordStyle53.74">
      <style:text-properties fo:color="#04b100"/>
    </style:style>
    <style:style style:name="WordStyle53.9" style:family="text" style:display-name="WordStyle53.9">
      <style:text-properties fo:color="#5bb100"/>
    </style:style>
    <style:style style:name="WordStyle53.98" style:family="text" style:display-name="WordStyle53.98">
      <style:text-properties fo:color="#0ab800"/>
    </style:style>
    <style:style style:name="WordStyle54.08" style:family="text" style:display-name="WordStyle54.08">
      <style:text-properties fo:color="#25cd00"/>
    </style:style>
    <style:style style:name="WordStyle54.28" style:family="text" style:display-name="WordStyle54.28">
      <style:text-properties fo:color="#08e200"/>
    </style:style>
    <style:style style:name="WordStyle54.6" style:family="text" style:display-name="WordStyle54.6">
      <style:text-properties fo:color="#07b100"/>
    </style:style>
    <style:style style:name="WordStyle54.68" style:family="text" style:display-name="WordStyle54.68">
      <style:text-properties fo:color="#0ae200"/>
    </style:style>
    <style:style style:name="WordStyle55.08" style:family="text" style:display-name="WordStyle55.08">
      <style:text-properties fo:color="#0eaa00"/>
    </style:style>
    <style:style style:name="MWordStyle55.08" style:family="text" style:display-name="WordStyle55.08">
      <style:text-properties fo:color="#05bf00"/>
    </style:style>
    <style:style style:name="WordStyle55.22" style:family="text" style:display-name="WordStyle55.22">
      <style:text-properties fo:color="#0baa00"/>
    </style:style>
    <style:style style:name="WordStyle55.28" style:family="text" style:display-name="WordStyle55.28">
      <style:text-properties fo:color="#8de200"/>
    </style:style>
    <style:style style:name="WordStyle55.6" style:family="text" style:display-name="WordStyle55.6">
      <style:text-properties fo:color="#05c600"/>
    </style:style>
    <style:style style:name="WordStyle55.78" style:family="text" style:display-name="WordStyle55.78">
      <style:text-properties fo:color="#f0c700"/>
    </style:style>
    <style:style style:name="WordStyle56.88" style:family="text" style:display-name="WordStyle56.88">
      <style:text-properties fo:color="#11b100"/>
    </style:style>
    <style:style style:name="WordStyle56.98" style:family="text" style:display-name="WordStyle56.98">
      <style:text-properties fo:color="#09b100"/>
    </style:style>
    <style:style style:name="WordStyle57.06" style:family="text" style:display-name="WordStyle57.06">
      <style:text-properties fo:color="#09d400"/>
    </style:style>
    <style:style style:name="WordStyle57.3" style:family="text" style:display-name="WordStyle57.3">
      <style:text-properties fo:color="#37f000"/>
    </style:style>
    <style:style style:name="WordStyle57.76" style:family="text" style:display-name="WordStyle57.76">
      <style:text-properties fo:color="#07e200"/>
    </style:style>
    <style:style style:name="WordStyle58.08" style:family="text" style:display-name="WordStyle58.08">
      <style:text-properties fo:color="#a0e200"/>
    </style:style>
    <style:style style:name="WordStyle58.4" style:family="text" style:display-name="WordStyle58.4">
      <style:text-properties fo:color="#03e200"/>
    </style:style>
    <style:style style:name="WordStyle58.72" style:family="text" style:display-name="WordStyle58.72">
      <style:text-properties fo:color="#01bf00"/>
    </style:style>
    <style:style style:name="WordStyle58.86" style:family="text" style:display-name="WordStyle58.86">
      <style:text-properties fo:color="#38b800"/>
    </style:style>
    <style:style style:name="WordStyle58.96" style:family="text" style:display-name="WordStyle58.96">
      <style:text-properties fo:color="#01f000"/>
    </style:style>
    <style:style style:name="WordStyle60.6" style:family="text" style:display-name="WordStyle60.6">
      <style:text-properties fo:color="#73c600"/>
    </style:style>
    <style:style style:name="WordStyle60.76" style:family="text" style:display-name="WordStyle60.76">
      <style:text-properties fo:color="#04c600"/>
    </style:style>
    <style:style style:name="WordStyle60.92" style:family="text" style:display-name="WordStyle60.92">
      <style:text-properties fo:color="#01b800"/>
    </style:style>
    <style:style style:name="WordStyle61.04" style:family="text" style:display-name="WordStyle61.04">
      <style:text-properties fo:color="#02e200"/>
    </style:style>
    <style:style style:name="WordStyle61.36" style:family="text" style:display-name="WordStyle61.36">
      <style:text-properties fo:color="#18e900"/>
    </style:style>
    <style:style style:name="WordStyle61.9" style:family="text" style:display-name="WordStyle61.9">
      <style:text-properties fo:color="#abb800"/>
    </style:style>
    <style:style style:name="WordStyle62.02" style:family="text" style:display-name="WordStyle62.02">
      <style:text-properties fo:color="#0bbf00"/>
    </style:style>
    <style:style style:name="WordStyle62.16" style:family="text" style:display-name="WordStyle62.16">
      <style:text-properties fo:color="#7bb800"/>
    </style:style>
    <style:style style:name="WordStyle62.26" style:family="text" style:display-name="WordStyle62.26">
      <style:text-properties fo:color="#05c600"/>
    </style:style>
    <style:style style:name="WordStyle62.44" style:family="text" style:display-name="WordStyle62.44">
      <style:text-properties fo:color="#08f000"/>
    </style:style>
    <style:style style:name="WordStyle63.1" style:family="text" style:display-name="WordStyle63.1">
      <style:text-properties fo:color="#aa6d00"/>
    </style:style>
    <style:style style:name="MWordStyle63.1" style:family="text" style:display-name="WordStyle63.1">
      <style:text-properties fo:color="#98b800"/>
    </style:style>
    <style:style style:name="WordStyle63.22" style:family="text" style:display-name="WordStyle63.22">
      <style:text-properties fo:color="#2ddb00"/>
    </style:style>
    <style:style style:name="WordStyle63.54" style:family="text" style:display-name="WordStyle63.54">
      <style:text-properties fo:color="#b13e00"/>
    </style:style>
    <style:style style:name="WordStyle63.62" style:family="text" style:display-name="WordStyle63.62">
      <style:text-properties fo:color="#c66600"/>
    </style:style>
    <style:style style:name="WordStyle63.78" style:family="text" style:display-name="WordStyle63.78">
      <style:text-properties fo:color="#41e900"/>
    </style:style>
    <style:style style:name="WordStyle64.18" style:family="text" style:display-name="WordStyle64.18">
      <style:text-properties fo:color="#cd5100"/>
    </style:style>
    <style:style style:name="WordStyle64.38" style:family="text" style:display-name="WordStyle64.38">
      <style:text-properties fo:color="#16f000"/>
    </style:style>
    <style:style style:name="WordStyle66.16" style:family="text" style:display-name="WordStyle66.16">
      <style:text-properties fo:color="#07db00"/>
    </style:style>
    <style:style style:name="WordStyle66.44" style:family="text" style:display-name="WordStyle66.44">
      <style:text-properties fo:color="#2cbf00"/>
    </style:style>
    <style:style style:name="WordStyle66.58" style:family="text" style:display-name="WordStyle66.58">
      <style:text-properties fo:color="#03f700"/>
    </style:style>
    <style:style style:name="WordStyle67.74" style:family="text" style:display-name="WordStyle67.74">
      <style:text-properties fo:color="#bef700"/>
    </style:style>
    <style:style style:name="WordStyle68.66" style:family="text" style:display-name="WordStyle68.66">
      <style:text-properties fo:color="#03d400"/>
    </style:style>
    <style:style style:name="WordStyle68.88" style:family="text" style:display-name="WordStyle68.88">
      <style:text-properties fo:color="#04f700"/>
    </style:style>
    <style:style style:name="WordStyle70.96" style:family="text" style:display-name="WordStyle70.96">
      <style:text-properties fo:color="#15cd00"/>
    </style:style>
    <style:style style:name="WordStyle71.16" style:family="text" style:display-name="WordStyle71.16">
      <style:text-properties fo:color="#1ac600"/>
    </style:style>
    <style:style style:name="WordStyle71.32" style:family="text" style:display-name="WordStyle71.32">
      <style:text-properties fo:color="#07d400"/>
    </style:style>
    <style:style style:name="WordStyle71.54" style:family="text" style:display-name="WordStyle71.54">
      <style:text-properties fo:color="#01f700"/>
    </style:style>
    <style:style style:name="WordStyle72.14" style:family="text" style:display-name="WordStyle72.14">
      <style:text-properties fo:color="#6ae200"/>
    </style:style>
    <style:style style:name="WordStyle72.44" style:family="text" style:display-name="WordStyle72.44">
      <style:text-properties fo:color="#00f700"/>
    </style:style>
    <style:style style:name="WordStyle73.64" style:family="text" style:display-name="WordStyle73.64">
      <style:text-properties fo:color="#06f000"/>
    </style:style>
    <style:style style:name="WordStyle74.08" style:family="text" style:display-name="WordStyle74.08">
      <style:text-properties fo:color="#01e200"/>
    </style:style>
    <style:style style:name="WordStyle74.38" style:family="text" style:display-name="WordStyle74.38">
      <style:text-properties fo:color="#aa0300"/>
    </style:style>
    <style:style style:name="MWordStyle74.38" style:family="text" style:display-name="WordStyle74.38">
      <style:text-properties fo:color="#39e900"/>
    </style:style>
    <style:style style:name="WordStyle74.72" style:family="text" style:display-name="WordStyle74.72">
      <style:text-properties fo:color="#14cd00"/>
    </style:style>
    <style:style style:name="WordStyle74.9" style:family="text" style:display-name="WordStyle74.9">
      <style:text-properties fo:color="#06b100"/>
    </style:style>
    <style:style style:name="WordStyle74.98" style:family="text" style:display-name="WordStyle74.98">
      <style:text-properties fo:color="#44db00"/>
    </style:style>
    <style:style style:name="WordStyle75.26" style:family="text" style:display-name="WordStyle75.26">
      <style:text-properties fo:color="#03cd00"/>
    </style:style>
    <style:style style:name="WordStyle75.46" style:family="text" style:display-name="WordStyle75.46">
      <style:text-properties fo:color="#09f700"/>
    </style:style>
    <style:style style:name="WordStyle76.16" style:family="text" style:display-name="WordStyle76.16">
      <style:text-properties fo:color="#47e200"/>
    </style:style>
    <style:style style:name="WordStyle77.18" style:family="text" style:display-name="WordStyle77.18">
      <style:text-properties fo:color="#6fbf00"/>
    </style:style>
    <style:style style:name="WordStyle77.32" style:family="text" style:display-name="WordStyle77.32">
      <style:text-properties fo:color="#6eb800"/>
    </style:style>
    <style:style style:name="WordStyle77.42" style:family="text" style:display-name="WordStyle77.42">
      <style:text-properties fo:color="#0ab100"/>
    </style:style>
    <style:style style:name="WordStyle77.52" style:family="text" style:display-name="WordStyle77.52">
      <style:text-properties fo:color="#05b800"/>
    </style:style>
    <style:style style:name="WordStyle77.64" style:family="text" style:display-name="WordStyle77.64">
      <style:text-properties fo:color="#03db00"/>
    </style:style>
    <style:style style:name="WordStyle77.9" style:family="text" style:display-name="WordStyle77.9">
      <style:text-properties fo:color="#07db00"/>
    </style:style>
    <style:style style:name="WordStyle78.16" style:family="text" style:display-name="WordStyle78.16">
      <style:text-properties fo:color="#0daa00"/>
    </style:style>
    <style:style style:name="WordStyle78.22" style:family="text" style:display-name="WordStyle78.22">
      <style:text-properties fo:color="#02aa00"/>
    </style:style>
    <style:style style:name="WordStyle78.28" style:family="text" style:display-name="WordStyle78.28">
      <style:text-properties fo:color="#b16c00"/>
    </style:style>
    <style:style style:name="WordStyle78.38" style:family="text" style:display-name="WordStyle78.38">
      <style:text-properties fo:color="#9faa00"/>
    </style:style>
    <style:style style:name="WordStyle78.44" style:family="text" style:display-name="WordStyle78.44">
      <style:text-properties fo:color="#00e200"/>
    </style:style>
    <style:style style:name="WordStyle78.74" style:family="text" style:display-name="WordStyle78.74">
      <style:text-properties fo:color="#15c600"/>
    </style:style>
    <style:style style:name="WordStyle78.9" style:family="text" style:display-name="WordStyle78.9">
      <style:text-properties fo:color="#00f700"/>
    </style:style>
    <style:style style:name="WordStyle83.86" style:family="text" style:display-name="WordStyle83.86">
      <style:text-properties fo:color="#aa8d00"/>
    </style:style>
    <style:style style:name="WordStyle83.88" style:family="text" style:display-name="WordStyle83.88">
      <style:text-properties fo:color="#0be900"/>
    </style:style>
    <style:style style:name="WordStyle84.2" style:family="text" style:display-name="WordStyle84.2">
      <style:text-properties fo:color="#b17200"/>
    </style:style>
    <style:style style:name="WordStyle84.3" style:family="text" style:display-name="WordStyle84.3">
      <style:text-properties fo:color="#4fc600"/>
    </style:style>
    <style:style style:name="WordStyle84.46" style:family="text" style:display-name="WordStyle84.46">
      <style:text-properties fo:color="#0fb800"/>
    </style:style>
    <style:style style:name="WordStyle84.56" style:family="text" style:display-name="WordStyle84.56">
      <style:text-properties fo:color="#03db00"/>
    </style:style>
    <style:style style:name="WordStyle84.82" style:family="text" style:display-name="WordStyle84.82">
      <style:text-properties fo:color="#00bf00"/>
    </style:style>
    <style:style style:name="WordStyle84.96" style:family="text" style:display-name="WordStyle84.96">
      <style:text-properties fo:color="#41bf00"/>
    </style:style>
    <style:style style:name="WordStyle85.1" style:family="text" style:display-name="WordStyle85.1">
      <style:text-properties fo:color="#37cd00"/>
    </style:style>
    <style:style style:name="WordStyle85.28" style:family="text" style:display-name="WordStyle85.28">
      <style:text-properties fo:color="#09cd00"/>
    </style:style>
    <style:style style:name="WordStyle85.48" style:family="text" style:display-name="WordStyle85.48">
      <style:text-properties fo:color="#c6ab00"/>
    </style:style>
    <style:style style:name="WordStyle85.64" style:family="text" style:display-name="WordStyle85.64">
      <style:text-properties fo:color="#10c600"/>
    </style:style>
    <style:style style:name="WordStyle85.8" style:family="text" style:display-name="WordStyle85.8">
      <style:text-properties fo:color="#14b800"/>
    </style:style>
    <style:style style:name="WordStyle85.92" style:family="text" style:display-name="WordStyle85.92">
      <style:text-properties fo:color="#01b100"/>
    </style:style>
    <style:style style:name="WordStyle86.0" style:family="text" style:display-name="WordStyle86.0">
      <style:text-properties fo:color="#03d400"/>
    </style:style>
    <style:style style:name="WordStyle86.22" style:family="text" style:display-name="WordStyle86.22">
      <style:text-properties fo:color="#01cd00"/>
    </style:style>
    <style:style style:name="WordStyle107.04000000000002" style:family="text" style:display-name="WordStyle107.04000000000002">
      <style:text-properties fo:color="#f01500"/>
    </style:style>
    <style:style style:name="WordStyle107.52000000000001" style:family="text" style:display-name="WordStyle107.52000000000001">
      <style:text-properties fo:color="#b8f000"/>
    </style:style>
    <style:style style:name="WordStyle108.0" style:family="text" style:display-name="WordStyle108.0">
      <style:text-properties fo:color="#0cc600"/>
    </style:style>
    <style:style style:name="WordStyle108.16" style:family="text" style:display-name="WordStyle108.16">
      <style:text-properties fo:color="#2acd00"/>
    </style:style>
    <style:style style:name="WordStyle108.34" style:family="text" style:display-name="WordStyle108.34">
      <style:text-properties fo:color="#e92900"/>
    </style:style>
    <style:style style:name="WordStyle108.74" style:family="text" style:display-name="WordStyle108.74">
      <style:text-properties fo:color="#1dcd00"/>
    </style:style>
    <style:style style:name="WordStyle108.92" style:family="text" style:display-name="WordStyle108.92">
      <style:text-properties fo:color="#51d400"/>
    </style:style>
    <style:style style:name="WordStyle109.16" style:family="text" style:display-name="WordStyle109.16">
      <style:text-properties fo:color="#08f700"/>
    </style:style>
    <style:style style:name="WordStyle110.14" style:family="text" style:display-name="WordStyle110.14">
      <style:text-properties fo:color="#10f000"/>
    </style:style>
    <style:style style:name="WordStyle110.56" style:family="text" style:display-name="WordStyle110.56">
      <style:text-properties fo:color="#c6ba00"/>
    </style:style>
    <style:style style:name="WordStyle110.74" style:family="text" style:display-name="WordStyle110.74">
      <style:text-properties fo:color="#c67300"/>
    </style:style>
    <style:style style:name="WordStyle110.9" style:family="text" style:display-name="WordStyle110.9">
      <style:text-properties fo:color="#36c600"/>
    </style:style>
    <style:style style:name="WordStyle111.08" style:family="text" style:display-name="WordStyle111.08">
      <style:text-properties fo:color="#09e900"/>
    </style:style>
    <style:style style:name="WordStyle112.72" style:family="text" style:display-name="WordStyle112.72">
      <style:text-properties fo:color="#f02200"/>
    </style:style>
    <style:style style:name="WordStyle113.28" style:family="text" style:display-name="WordStyle113.28">
      <style:text-properties fo:color="#db0600"/>
    </style:style>
    <style:style style:name="WordStyle113.56" style:family="text" style:display-name="WordStyle113.56">
      <style:text-properties fo:color="#a3f000"/>
    </style:style>
    <style:style style:name="WordStyle114.0" style:family="text" style:display-name="WordStyle114.0">
      <style:text-properties fo:color="#1de900"/>
    </style:style>
    <style:style style:name="WordStyle114.34" style:family="text" style:display-name="WordStyle114.34">
      <style:text-properties fo:color="#31db00"/>
    </style:style>
    <style:style style:name="WordStyle114.6" style:family="text" style:display-name="WordStyle114.6">
      <style:text-properties fo:color="#03f700"/>
    </style:style>
    <style:style style:name="WordStyle115.44" style:family="text" style:display-name="WordStyle115.44">
      <style:text-properties fo:color="#67db00"/>
    </style:style>
    <style:style style:name="WordStyle115.72" style:family="text" style:display-name="WordStyle115.72">
      <style:text-properties fo:color="#09db00"/>
    </style:style>
    <style:style style:name="WordStyle115.98" style:family="text" style:display-name="WordStyle115.98">
      <style:text-properties fo:color="#e2f000"/>
    </style:style>
    <style:style style:name="WordStyle116.42" style:family="text" style:display-name="WordStyle116.42">
      <style:text-properties fo:color="#75db00"/>
    </style:style>
    <style:style style:name="WordStyle116.68" style:family="text" style:display-name="WordStyle116.68">
      <style:text-properties fo:color="#20bf00"/>
    </style:style>
    <style:style style:name="WordStyle116.82" style:family="text" style:display-name="WordStyle116.82">
      <style:text-properties fo:color="#c1e900"/>
    </style:style>
    <style:style style:name="WordStyle117.7" style:family="text" style:display-name="WordStyle117.7">
      <style:text-properties fo:color="#c2db00"/>
    </style:style>
    <style:style style:name="WordStyle117.98" style:family="text" style:display-name="WordStyle117.98">
      <style:text-properties fo:color="#5adb00"/>
    </style:style>
    <style:style style:name="WordStyle118.24" style:family="text" style:display-name="WordStyle118.24">
      <style:text-properties fo:color="#2ff000"/>
    </style:style>
    <style:style style:name="WordStyle119.0" style:family="text" style:display-name="WordStyle119.0">
      <style:text-properties fo:color="#47e200"/>
    </style:style>
    <style:style style:name="WordStyle119.32" style:family="text" style:display-name="WordStyle119.32">
      <style:text-properties fo:color="#b4cd00"/>
    </style:style>
    <style:style style:name="WordStyle119.5" style:family="text" style:display-name="WordStyle119.5">
      <style:text-properties fo:color="#13d400"/>
    </style:style>
    <style:style style:name="WordStyle119.72" style:family="text" style:display-name="WordStyle119.72">
      <style:text-properties fo:color="#01e200"/>
    </style:style>
    <style:style style:name="WordStyle120.02" style:family="text" style:display-name="WordStyle120.02">
      <style:text-properties fo:color="#cdcb00"/>
    </style:style>
    <style:style style:name="WordStyle120.2" style:family="text" style:display-name="WordStyle120.2">
      <style:text-properties fo:color="#b6bf00"/>
    </style:style>
    <style:style style:name="WordStyle120.34" style:family="text" style:display-name="WordStyle120.34">
      <style:text-properties fo:color="#bf6b00"/>
    </style:style>
    <style:style style:name="WordStyle120.48" style:family="text" style:display-name="WordStyle120.48">
      <style:text-properties fo:color="#ecf000"/>
    </style:style>
    <style:style style:name="WordStyle121.22" style:family="text" style:display-name="WordStyle121.22">
      <style:text-properties fo:color="#16b100"/>
    </style:style>
    <style:style style:name="WordStyle121.32" style:family="text" style:display-name="WordStyle121.32">
      <style:text-properties fo:color="#92b800"/>
    </style:style>
    <style:style style:name="WordStyle121.42" style:family="text" style:display-name="WordStyle121.42">
      <style:text-properties fo:color="#09f700"/>
    </style:style>
    <style:style style:name="WordStyle122.12" style:family="text" style:display-name="WordStyle122.12">
      <style:text-properties fo:color="#10cd00"/>
    </style:style>
    <style:style style:name="WordStyle122.32" style:family="text" style:display-name="WordStyle122.32">
      <style:text-properties fo:color="#0cb800"/>
    </style:style>
    <style:style style:name="WordStyle122.42" style:family="text" style:display-name="WordStyle122.42">
      <style:text-properties fo:color="#0caa00"/>
    </style:style>
    <style:style style:name="WordStyle122.48" style:family="text" style:display-name="WordStyle122.48">
      <style:text-properties fo:color="#b15000"/>
    </style:style>
    <style:style style:name="WordStyle122.58" style:family="text" style:display-name="WordStyle122.58">
      <style:text-properties fo:color="#03f000"/>
    </style:style>
    <style:style style:name="WordStyle123.66" style:family="text" style:display-name="WordStyle123.66">
      <style:text-properties fo:color="#0af700"/>
    </style:style>
    <style:style style:name="WordStyle124.3" style:family="text" style:display-name="WordStyle124.3">
      <style:text-properties fo:color="#4df000"/>
    </style:style>
    <style:style style:name="WordStyle124.82" style:family="text" style:display-name="WordStyle124.82">
      <style:text-properties fo:color="#01e900"/>
    </style:style>
    <style:style style:name="WordStyle125.2" style:family="text" style:display-name="WordStyle125.2">
      <style:text-properties fo:color="#81c600"/>
    </style:style>
    <style:style style:name="WordStyle125.38" style:family="text" style:display-name="WordStyle125.38">
      <style:text-properties fo:color="#03d400"/>
    </style:style>
    <style:style style:name="WordStyle125.6" style:family="text" style:display-name="WordStyle125.6">
      <style:text-properties fo:color="#0de900"/>
    </style:style>
    <style:style style:name="WordStyle125.94" style:family="text" style:display-name="WordStyle125.94">
      <style:text-properties fo:color="#dbba00"/>
    </style:style>
    <style:style style:name="WordStyle126.22" style:family="text" style:display-name="WordStyle126.22">
      <style:text-properties fo:color="#2ab800"/>
    </style:style>
    <style:style style:name="WordStyle126.34" style:family="text" style:display-name="WordStyle126.34">
      <style:text-properties fo:color="#03cd00"/>
    </style:style>
    <style:style style:name="WordStyle126.54" style:family="text" style:display-name="WordStyle126.54">
      <style:text-properties fo:color="#26c600"/>
    </style:style>
    <style:style style:name="WordStyle126.7" style:family="text" style:display-name="WordStyle126.7">
      <style:text-properties fo:color="#07f700"/>
    </style:style>
    <style:style style:name="WordStyle128.26" style:family="text" style:display-name="WordStyle128.26">
      <style:text-properties fo:color="#c68200"/>
    </style:style>
    <style:style style:name="WordStyle128.4" style:family="text" style:display-name="WordStyle128.4">
      <style:text-properties fo:color="#9de200"/>
    </style:style>
    <style:style style:name="WordStyle128.72" style:family="text" style:display-name="WordStyle128.72">
      <style:text-properties fo:color="#e9ba00"/>
    </style:style>
    <style:style style:name="WordStyle129.06" style:family="text" style:display-name="WordStyle129.06">
      <style:text-properties fo:color="#13e200"/>
    </style:style>
    <style:style style:name="WordStyle129.36" style:family="text" style:display-name="WordStyle129.36">
      <style:text-properties fo:color="#db9e00"/>
    </style:style>
    <style:style style:name="WordStyle130.14" style:family="text" style:display-name="WordStyle130.14">
      <style:text-properties fo:color="#aa3100"/>
    </style:style>
    <style:style style:name="MWordStyle130.14" style:family="text" style:display-name="WordStyle130.14">
      <style:text-properties fo:color="#aa6f00"/>
    </style:style>
    <style:style style:name="WordStyle130.2" style:family="text" style:display-name="WordStyle130.2">
      <style:text-properties fo:color="#acf000"/>
    </style:style>
    <style:style style:name="WordStyle130.92" style:family="text" style:display-name="WordStyle130.92">
      <style:text-properties fo:color="#bcdb00"/>
    </style:style>
    <style:style style:name="WordStyle131.16" style:family="text" style:display-name="WordStyle131.16">
      <style:text-properties fo:color="#c5f700"/>
    </style:style>
    <style:style style:name="WordStyle132.82" style:family="text" style:display-name="WordStyle132.82">
      <style:text-properties fo:color="#dba500"/>
    </style:style>
    <style:style style:name="WordStyle133.08" style:family="text" style:display-name="WordStyle133.08">
      <style:text-properties fo:color="#db9f00"/>
    </style:style>
    <style:style style:name="WordStyle133.34" style:family="text" style:display-name="WordStyle133.34">
      <style:text-properties fo:color="#cd7000"/>
    </style:style>
    <style:style style:name="WordStyle136.54" style:family="text" style:display-name="WordStyle136.54">
      <style:text-properties fo:color="#51f000"/>
    </style:style>
    <style:style style:name="WordStyle137.16" style:family="text" style:display-name="WordStyle137.16">
      <style:text-properties fo:color="#28b100"/>
    </style:style>
    <style:style style:name="WordStyle137.26" style:family="text" style:display-name="WordStyle137.26">
      <style:text-properties fo:color="#10db00"/>
    </style:style>
    <style:style style:name="WordStyle137.52" style:family="text" style:display-name="WordStyle137.52">
      <style:text-properties fo:color="#39e200"/>
    </style:style>
    <style:style style:name="WordStyle137.82" style:family="text" style:display-name="WordStyle137.82">
      <style:text-properties fo:color="#cde200"/>
    </style:style>
    <style:style style:name="WordStyle138.12" style:family="text" style:display-name="WordStyle138.12">
      <style:text-properties fo:color="#10f000"/>
    </style:style>
    <style:style style:name="WordStyle139.82" style:family="text" style:display-name="WordStyle139.82">
      <style:text-properties fo:color="#f01b00"/>
    </style:style>
    <style:style style:name="WordStyle140.26" style:family="text" style:display-name="WordStyle140.26">
      <style:text-properties fo:color="#60b100"/>
    </style:style>
    <style:style style:name="WordStyle140.34" style:family="text" style:display-name="WordStyle140.34">
      <style:text-properties fo:color="#11aa00"/>
    </style:style>
    <style:style style:name="WordStyle140.36" style:family="text" style:display-name="WordStyle140.36">
      <style:text-properties fo:color="#b13300"/>
    </style:style>
    <style:style style:name="WordStyle140.46" style:family="text" style:display-name="WordStyle140.46">
      <style:text-properties fo:color="#05e200"/>
    </style:style>
    <style:style style:name="WordStyle141.0" style:family="text" style:display-name="WordStyle141.0">
      <style:text-properties fo:color="#e2c300"/>
    </style:style>
    <style:style style:name="WordStyle141.32" style:family="text" style:display-name="WordStyle141.32">
      <style:text-properties fo:color="#0acd00"/>
    </style:style>
    <style:style style:name="WordStyle141.5" style:family="text" style:display-name="WordStyle141.5">
      <style:text-properties fo:color="#04b100"/>
    </style:style>
    <style:style style:name="WordStyle141.6" style:family="text" style:display-name="WordStyle141.6">
      <style:text-properties fo:color="#09b800"/>
    </style:style>
    <style:style style:name="WordStyle141.72" style:family="text" style:display-name="WordStyle141.72">
      <style:text-properties fo:color="#23c600"/>
    </style:style>
    <style:style style:name="WordStyle141.88" style:family="text" style:display-name="WordStyle141.88">
      <style:text-properties fo:color="#3ee900"/>
    </style:style>
    <style:style style:name="WordStyle142.22" style:family="text" style:display-name="WordStyle142.22">
      <style:text-properties fo:color="#58e200"/>
    </style:style>
    <style:style style:name="WordStyle142.54" style:family="text" style:display-name="WordStyle142.54">
      <style:text-properties fo:color="#bef700"/>
    </style:style>
    <style:style style:name="WordStyle143.22" style:family="text" style:display-name="WordStyle143.22">
      <style:text-properties fo:color="#94f700"/>
    </style:style>
    <style:style style:name="WordStyle143.96" style:family="text" style:display-name="WordStyle143.96">
      <style:text-properties fo:color="#97e200"/>
    </style:style>
    <style:style style:name="WordStyle144.28" style:family="text" style:display-name="WordStyle144.28">
      <style:text-properties fo:color="#1cc600"/>
    </style:style>
    <style:style style:name="WordStyle144.44" style:family="text" style:display-name="WordStyle144.44">
      <style:text-properties fo:color="#08f700"/>
    </style:style>
    <style:style style:name="WordStyle145.34" style:family="text" style:display-name="WordStyle145.34">
      <style:text-properties fo:color="#b19700"/>
    </style:style>
    <style:style style:name="WordStyle145.42" style:family="text" style:display-name="WordStyle145.42">
      <style:text-properties fo:color="#0be900"/>
    </style:style>
    <style:style style:name="WordStyle145.74" style:family="text" style:display-name="WordStyle145.74">
      <style:text-properties fo:color="#0bd400"/>
    </style:style>
    <style:style style:name="WordStyle145.96" style:family="text" style:display-name="WordStyle145.96">
      <style:text-properties fo:color="#d47000"/>
    </style:style>
    <style:style style:name="WordStyle146.18" style:family="text" style:display-name="WordStyle146.18">
      <style:text-properties fo:color="#05db00"/>
    </style:style>
    <style:style style:name="WordStyle146.44" style:family="text" style:display-name="WordStyle146.44">
      <style:text-properties fo:color="#0cb800"/>
    </style:style>
    <style:style style:name="WordStyle146.56" style:family="text" style:display-name="WordStyle146.56">
      <style:text-properties fo:color="#05bf00"/>
    </style:style>
    <style:style style:name="WordStyle146.7" style:family="text" style:display-name="WordStyle146.7">
      <style:text-properties fo:color="#01f000"/>
    </style:style>
    <style:style style:name="WordStyle147.64" style:family="text" style:display-name="WordStyle147.64">
      <style:text-properties fo:color="#56d400"/>
    </style:style>
    <style:style style:name="WordStyle147.86" style:family="text" style:display-name="WordStyle147.86">
      <style:text-properties fo:color="#69e900"/>
    </style:style>
    <style:style style:name="WordStyle148.2" style:family="text" style:display-name="WordStyle148.2">
      <style:text-properties fo:color="#0fe900"/>
    </style:style>
    <style:style style:name="WordStyle148.54" style:family="text" style:display-name="WordStyle148.54">
      <style:text-properties fo:color="#19e200"/>
    </style:style>
    <style:style style:name="WordStyle148.84" style:family="text" style:display-name="WordStyle148.84">
      <style:text-properties fo:color="#cd7b00"/>
    </style:style>
    <style:style style:name="WordStyle149.04" style:family="text" style:display-name="WordStyle149.04">
      <style:text-properties fo:color="#42d400"/>
    </style:style>
    <style:style style:name="WordStyle149.24" style:family="text" style:display-name="WordStyle149.24">
      <style:text-properties fo:color="#f0e000"/>
    </style:style>
    <style:style style:name="WordStyle150.22" style:family="text" style:display-name="WordStyle150.22">
      <style:text-properties fo:color="#4baa00"/>
    </style:style>
    <style:style style:name="MWordStyle150.22" style:family="text" style:display-name="WordStyle150.22">
      <style:text-properties fo:color="#08b800"/>
    </style:style>
    <style:style style:name="WordStyle150.34" style:family="text" style:display-name="WordStyle150.34">
      <style:text-properties fo:color="#38f700"/>
    </style:style>
    <style:style style:name="WordStyle151.18" style:family="text" style:display-name="WordStyle151.18">
      <style:text-properties fo:color="#cd8900"/>
    </style:style>
    <style:style style:name="WordStyle151.4" style:family="text" style:display-name="WordStyle151.4">
      <style:text-properties fo:color="#9ecd00"/>
    </style:style>
    <style:style style:name="WordStyle151.58" style:family="text" style:display-name="WordStyle151.58">
      <style:text-properties fo:color="#1abf00"/>
    </style:style>
    <style:style style:name="WordStyle151.72" style:family="text" style:display-name="WordStyle151.72">
      <style:text-properties fo:color="#02f000"/>
    </style:style>
    <style:style style:name="WordStyle152.5" style:family="text" style:display-name="WordStyle152.5">
      <style:text-properties fo:color="#4bd400"/>
    </style:style>
    <style:style style:name="WordStyle152.72" style:family="text" style:display-name="WordStyle152.72">
      <style:text-properties fo:color="#04e900"/>
    </style:style>
    <style:style style:name="WordStyle153.08" style:family="text" style:display-name="WordStyle153.08">
      <style:text-properties fo:color="#39b100"/>
    </style:style>
    <style:style style:name="WordStyle153.18" style:family="text" style:display-name="WordStyle153.18">
      <style:text-properties fo:color="#02cd00"/>
    </style:style>
    <style:style style:name="WordStyle153.74" style:family="text" style:display-name="WordStyle153.74">
      <style:text-properties fo:color="#0baa00"/>
    </style:style>
    <style:style style:name="WordStyle155.1" style:family="text" style:display-name="WordStyle155.1">
      <style:text-properties fo:color="#d4a900"/>
    </style:style>
    <style:style style:name="WordStyle155.3" style:family="text" style:display-name="WordStyle155.3">
      <style:text-properties fo:color="#04d400"/>
    </style:style>
    <style:style style:name="WordStyle155.54" style:family="text" style:display-name="WordStyle155.54">
      <style:text-properties fo:color="#c61000"/>
    </style:style>
    <style:style style:name="WordStyle155.68" style:family="text" style:display-name="WordStyle155.68">
      <style:text-properties fo:color="#13d400"/>
    </style:style>
    <style:style style:name="WordStyle155.94" style:family="text" style:display-name="WordStyle155.94">
      <style:text-properties fo:color="#c62b00"/>
    </style:style>
    <style:style style:name="WordStyle156.1" style:family="text" style:display-name="WordStyle156.1">
      <style:text-properties fo:color="#06b800"/>
    </style:style>
    <style:style style:name="WordStyle156.22" style:family="text" style:display-name="WordStyle156.22">
      <style:text-properties fo:color="#01aa00"/>
    </style:style>
    <style:style style:name="WordStyle156.28" style:family="text" style:display-name="WordStyle156.28">
      <style:text-properties fo:color="#04b100"/>
    </style:style>
    <style:style style:name="WordStyle156.38" style:family="text" style:display-name="WordStyle156.38">
      <style:text-properties fo:color="#4ab800"/>
    </style:style>
    <style:style style:name="WordStyle156.5" style:family="text" style:display-name="WordStyle156.5">
      <style:text-properties fo:color="#05e900"/>
    </style:style>
    <style:style style:name="WordStyle156.88" style:family="text" style:display-name="WordStyle156.88">
      <style:text-properties fo:color="#0bf000"/>
    </style:style>
    <style:style style:name="WordStyle158.38" style:family="text" style:display-name="WordStyle158.38">
      <style:text-properties fo:color="#b2cd00"/>
    </style:style>
    <style:style style:name="WordStyle158.56" style:family="text" style:display-name="WordStyle158.56">
      <style:text-properties fo:color="#63b800"/>
    </style:style>
    <style:style style:name="WordStyle158.68" style:family="text" style:display-name="WordStyle158.68">
      <style:text-properties fo:color="#0de900"/>
    </style:style>
    <style:style style:name="WordStyle159.16" style:family="text" style:display-name="WordStyle159.16">
      <style:text-properties fo:color="#2cd400"/>
    </style:style>
    <style:style style:name="WordStyle159.38" style:family="text" style:display-name="WordStyle159.38">
      <style:text-properties fo:color="#14db00"/>
    </style:style>
    <style:style style:name="WordStyle160.74" style:family="text" style:display-name="WordStyle160.74">
      <style:text-properties fo:color="#1dbf00"/>
    </style:style>
    <style:style style:name="WordStyle161.26" style:family="text" style:display-name="WordStyle161.26">
      <style:text-properties fo:color="#13aa00"/>
    </style:style>
    <style:style style:name="MWordStyle161.26" style:family="text" style:display-name="WordStyle161.26">
      <style:text-properties fo:color="#51f000"/>
    </style:style>
    <style:style style:name="WordStyle161.76" style:family="text" style:display-name="WordStyle161.76">
      <style:text-properties fo:color="#20c600"/>
    </style:style>
    <style:style style:name="WordStyle161.92" style:family="text" style:display-name="WordStyle161.92">
      <style:text-properties fo:color="#01c600"/>
    </style:style>
    <style:style style:name="WordStyle162.06" style:family="text" style:display-name="WordStyle162.06">
      <style:text-properties fo:color="#13e900"/>
    </style:style>
    <style:style style:name="WordStyle162.44" style:family="text" style:display-name="WordStyle162.44">
      <style:text-properties fo:color="#3adb00"/>
    </style:style>
    <style:style style:name="WordStyle162.7" style:family="text" style:display-name="WordStyle162.7">
      <style:text-properties fo:color="#93f000"/>
    </style:style>
    <style:style style:name="WordStyle163.22" style:family="text" style:display-name="WordStyle163.22">
      <style:text-properties fo:color="#3bf700"/>
    </style:style>
    <style:style style:name="WordStyle164.08" style:family="text" style:display-name="WordStyle164.08">
      <style:text-properties fo:color="#27e200"/>
    </style:style>
    <style:style style:name="WordStyle164.38" style:family="text" style:display-name="WordStyle164.38">
      <style:text-properties fo:color="#21f700"/>
    </style:style>
    <style:style style:name="WordStyle165.3" style:family="text" style:display-name="WordStyle165.3">
      <style:text-properties fo:color="#4be200"/>
    </style:style>
    <style:style style:name="WordStyle165.6" style:family="text" style:display-name="WordStyle165.6">
      <style:text-properties fo:color="#4daa00"/>
    </style:style>
    <style:style style:name="WordStyle165.62" style:family="text" style:display-name="WordStyle165.62">
      <style:text-properties fo:color="#f01f00"/>
    </style:style>
    <style:style style:name="WordStyle166.1" style:family="text" style:display-name="WordStyle166.1">
      <style:text-properties fo:color="#f04b00"/>
    </style:style>
    <style:style style:name="WordStyle167.02" style:family="text" style:display-name="WordStyle167.02">
      <style:text-properties fo:color="#76c600"/>
    </style:style>
    <style:style style:name="WordStyle167.24" style:family="text" style:display-name="WordStyle167.24">
      <style:text-properties fo:color="#39e900"/>
    </style:style>
    <style:style style:name="WordStyle167.62" style:family="text" style:display-name="WordStyle167.62">
      <style:text-properties fo:color="#ade900"/>
    </style:style>
    <style:style style:name="WordStyle168.04" style:family="text" style:display-name="WordStyle168.04">
      <style:text-properties fo:color="#7ff000"/>
    </style:style>
    <style:style style:name="WordStyle168.6" style:family="text" style:display-name="WordStyle168.6">
      <style:text-properties fo:color="#08b800"/>
    </style:style>
    <style:style style:name="WordStyle168.72" style:family="text" style:display-name="WordStyle168.72">
      <style:text-properties fo:color="#15b800"/>
    </style:style>
    <style:style style:name="WordStyle168.84" style:family="text" style:display-name="WordStyle168.84">
      <style:text-properties fo:color="#0be900"/>
    </style:style>
    <style:style style:name="WordStyle169.2" style:family="text" style:display-name="WordStyle169.2">
      <style:text-properties fo:color="#4bdb00"/>
    </style:style>
    <style:style style:name="WordStyle169.46" style:family="text" style:display-name="WordStyle169.46">
      <style:text-properties fo:color="#12aa00"/>
    </style:style>
    <style:style style:name="WordStyle169.98" style:family="text" style:display-name="WordStyle169.98">
      <style:text-properties fo:color="#b83200"/>
    </style:style>
    <style:style style:name="WordStyle170.16" style:family="text" style:display-name="WordStyle170.16">
      <style:text-properties fo:color="#26aa00"/>
    </style:style>
    <style:style style:name="WordStyle170.22" style:family="text" style:display-name="WordStyle170.22">
      <style:text-properties fo:color="#05c600"/>
    </style:style>
    <style:style style:name="WordStyle170.38" style:family="text" style:display-name="WordStyle170.38">
      <style:text-properties fo:color="#09aa00"/>
    </style:style>
    <style:style style:name="WordStyle170.44" style:family="text" style:display-name="WordStyle170.44">
      <style:text-properties fo:color="#18cd00"/>
    </style:style>
    <style:style style:name="WordStyle170.62" style:family="text" style:display-name="WordStyle170.62">
      <style:text-properties fo:color="#1bcd00"/>
    </style:style>
    <style:style style:name="WordStyle170.82" style:family="text" style:display-name="WordStyle170.82">
      <style:text-properties fo:color="#08c600"/>
    </style:style>
    <style:style style:name="WordStyle170.98" style:family="text" style:display-name="WordStyle170.98">
      <style:text-properties fo:color="#b82d00"/>
    </style:style>
    <style:style style:name="WordStyle171.1" style:family="text" style:display-name="WordStyle171.1">
      <style:text-properties fo:color="#15db00"/>
    </style:style>
    <style:style style:name="WordStyle171.38" style:family="text" style:display-name="WordStyle171.38">
      <style:text-properties fo:color="#3fd400"/>
    </style:style>
    <style:style style:name="WordStyle171.6" style:family="text" style:display-name="WordStyle171.6">
      <style:text-properties fo:color="#18e900"/>
    </style:style>
    <style:style style:name="WordStyle172.44" style:family="text" style:display-name="WordStyle172.44">
      <style:text-properties fo:color="#81cd00"/>
    </style:style>
    <style:style style:name="WordStyle172.64" style:family="text" style:display-name="WordStyle172.64">
      <style:text-properties fo:color="#1edb00"/>
    </style:style>
    <style:style style:name="WordStyle172.88" style:family="text" style:display-name="WordStyle172.88">
      <style:text-properties fo:color="#09d400"/>
    </style:style>
    <style:style style:name="WordStyle173.1" style:family="text" style:display-name="WordStyle173.1">
      <style:text-properties fo:color="#00c600"/>
    </style:style>
    <style:style style:name="WordStyle173.26" style:family="text" style:display-name="WordStyle173.26">
      <style:text-properties fo:color="#73b800"/>
    </style:style>
    <style:style style:name="WordStyle173.38" style:family="text" style:display-name="WordStyle173.38">
      <style:text-properties fo:color="#01b100"/>
    </style:style>
    <style:style style:name="WordStyle173.46" style:family="text" style:display-name="WordStyle173.46">
      <style:text-properties fo:color="#01e900"/>
    </style:style>
    <style:style style:name="WordStyle173.94" style:family="text" style:display-name="WordStyle173.94">
      <style:text-properties fo:color="#b1a100"/>
    </style:style>
    <style:style style:name="WordStyle174.12" style:family="text" style:display-name="WordStyle174.12">
      <style:text-properties fo:color="#4caa00"/>
    </style:style>
    <style:style style:name="WordStyle174.18" style:family="text" style:display-name="WordStyle174.18">
      <style:text-properties fo:color="#aa3f00"/>
    </style:style>
    <style:style style:name="WordStyle174.24" style:family="text" style:display-name="WordStyle174.24">
      <style:text-properties fo:color="#74db00"/>
    </style:style>
    <style:style style:name="WordStyle174.52" style:family="text" style:display-name="WordStyle174.52">
      <style:text-properties fo:color="#00e900"/>
    </style:style>
    <style:style style:name="WordStyle175.08" style:family="text" style:display-name="WordStyle175.08">
      <style:text-properties fo:color="#aa7900"/>
    </style:style>
    <style:style style:name="MWordStyle175.08" style:family="text" style:display-name="WordStyle175.08">
      <style:text-properties fo:color="#4daa00"/>
    </style:style>
    <style:style style:name="WordStyle175.14" style:family="text" style:display-name="WordStyle175.14">
      <style:text-properties fo:color="#b8d400"/>
    </style:style>
    <style:style style:name="WordStyle175.36" style:family="text" style:display-name="WordStyle175.36">
      <style:text-properties fo:color="#b12a00"/>
    </style:style>
    <style:style style:name="WordStyle175.44" style:family="text" style:display-name="WordStyle175.44">
      <style:text-properties fo:color="#37e200"/>
    </style:style>
    <style:style style:name="WordStyle175.94" style:family="text" style:display-name="WordStyle175.94">
      <style:text-properties fo:color="#09b100"/>
    </style:style>
    <style:style style:name="WordStyle176.22" style:family="text" style:display-name="WordStyle176.22">
      <style:text-properties fo:color="#9edb00"/>
    </style:style>
    <style:style style:name="WordStyle176.48" style:family="text" style:display-name="WordStyle176.48">
      <style:text-properties fo:color="#81b800"/>
    </style:style>
    <style:style style:name="WordStyle176.6" style:family="text" style:display-name="WordStyle176.6">
      <style:text-properties fo:color="#d47600"/>
    </style:style>
    <style:style style:name="WordStyle176.8" style:family="text" style:display-name="WordStyle176.8">
      <style:text-properties fo:color="#bf2700"/>
    </style:style>
    <style:style style:name="WordStyle176.94" style:family="text" style:display-name="WordStyle176.94">
      <style:text-properties fo:color="#1aaa00"/>
    </style:style>
    <style:style style:name="WordStyle177.0" style:family="text" style:display-name="WordStyle177.0">
      <style:text-properties fo:color="#aab800"/>
    </style:style>
    <style:style style:name="WordStyle177.12" style:family="text" style:display-name="WordStyle177.12">
      <style:text-properties fo:color="#58e200"/>
    </style:style>
    <style:style style:name="WordStyle177.8" style:family="text" style:display-name="WordStyle177.8">
      <style:text-properties fo:color="#58bf00"/>
    </style:style>
    <style:style style:name="WordStyle177.94" style:family="text" style:display-name="WordStyle177.94">
      <style:text-properties fo:color="#00db00"/>
    </style:style>
    <style:style style:name="WordStyle178.5" style:family="text" style:display-name="WordStyle178.5">
      <style:text-properties fo:color="#5eb800"/>
    </style:style>
    <style:style style:name="WordStyle178.62" style:family="text" style:display-name="WordStyle178.62">
      <style:text-properties fo:color="#34b100"/>
    </style:style>
    <style:style style:name="WordStyle178.7" style:family="text" style:display-name="WordStyle178.7">
      <style:text-properties fo:color="#11b800"/>
    </style:style>
    <style:style style:name="WordStyle178.8" style:family="text" style:display-name="WordStyle178.8">
      <style:text-properties fo:color="#1ab100"/>
    </style:style>
    <style:style style:name="WordStyle178.9" style:family="text" style:display-name="WordStyle178.9">
      <style:text-properties fo:color="#b82800"/>
    </style:style>
    <style:style style:name="WordStyle179.02" style:family="text" style:display-name="WordStyle179.02">
      <style:text-properties fo:color="#bfbb00"/>
    </style:style>
    <style:style style:name="WordStyle179.16" style:family="text" style:display-name="WordStyle179.16">
      <style:text-properties fo:color="#18c600"/>
    </style:style>
    <style:style style:name="WordStyle179.32" style:family="text" style:display-name="WordStyle179.32">
      <style:text-properties fo:color="#09b100"/>
    </style:style>
    <style:style style:name="WordStyle179.42" style:family="text" style:display-name="WordStyle179.42">
      <style:text-properties fo:color="#01e200"/>
    </style:style>
    <style:style style:name="WordStyle179.72" style:family="text" style:display-name="WordStyle179.72">
      <style:text-properties fo:color="#26c600"/>
    </style:style>
    <style:style style:name="WordStyle179.88" style:family="text" style:display-name="WordStyle179.88">
      <style:text-properties fo:color="#04aa00"/>
    </style:style>
    <style:style style:name="WordStyle179.92" style:family="text" style:display-name="WordStyle179.92">
      <style:text-properties fo:color="#99c600"/>
    </style:style>
    <style:style style:name="WordStyle180.12" style:family="text" style:display-name="WordStyle180.12">
      <style:text-properties fo:color="#53bf00"/>
    </style:style>
    <style:style style:name="WordStyle180.26" style:family="text" style:display-name="WordStyle180.26">
      <style:text-properties fo:color="#a0b800"/>
    </style:style>
    <style:style style:name="WordStyle180.38" style:family="text" style:display-name="WordStyle180.38">
      <style:text-properties fo:color="#24b800"/>
    </style:style>
    <style:style style:name="WordStyle180.5" style:family="text" style:display-name="WordStyle180.5">
      <style:text-properties fo:color="#16c600"/>
    </style:style>
    <style:style style:name="WordStyle180.66" style:family="text" style:display-name="WordStyle180.66">
      <style:text-properties fo:color="#21f700"/>
    </style:style>
    <style:style style:name="WordStyle181.54" style:family="text" style:display-name="WordStyle181.54">
      <style:text-properties fo:color="#c63000"/>
    </style:style>
    <style:style style:name="WordStyle181.7" style:family="text" style:display-name="WordStyle181.7">
      <style:text-properties fo:color="#e24000"/>
    </style:style>
    <style:style style:name="WordStyle182.0" style:family="text" style:display-name="WordStyle182.0">
      <style:text-properties fo:color="#cd8a00"/>
    </style:style>
    <style:style style:name="WordStyle182.2" style:family="text" style:display-name="WordStyle182.2">
      <style:text-properties fo:color="#1db800"/>
    </style:style>
    <style:style style:name="WordStyle182.3" style:family="text" style:display-name="WordStyle182.3">
      <style:text-properties fo:color="#bfa200"/>
    </style:style>
    <style:style style:name="WordStyle182.44" style:family="text" style:display-name="WordStyle182.44">
      <style:text-properties fo:color="#0aaa00"/>
    </style:style>
    <style:style style:name="MWordStyle182.44" style:family="text" style:display-name="WordStyle182.44">
      <style:text-properties fo:color="#84aa00"/>
    </style:style>
    <style:style style:name="WordStyle182.5" style:family="text" style:display-name="WordStyle182.5">
      <style:text-properties fo:color="#03f000"/>
    </style:style>
    <style:style style:name="WordStyle184.22" style:family="text" style:display-name="WordStyle184.22">
      <style:text-properties fo:color="#48db00"/>
    </style:style>
    <style:style style:name="WordStyle184.48" style:family="text" style:display-name="WordStyle184.48">
      <style:text-properties fo:color="#11b800"/>
    </style:style>
    <style:style style:name="WordStyle184.6" style:family="text" style:display-name="WordStyle184.6">
      <style:text-properties fo:color="#31b100"/>
    </style:style>
    <style:style style:name="WordStyle184.7" style:family="text" style:display-name="WordStyle184.7">
      <style:text-properties fo:color="#03b800"/>
    </style:style>
    <style:style style:name="WordStyle184.82" style:family="text" style:display-name="WordStyle184.82">
      <style:text-properties fo:color="#08f700"/>
    </style:style>
    <style:style style:name="WordStyle185.54" style:family="text" style:display-name="WordStyle185.54">
      <style:text-properties fo:color="#73c600"/>
    </style:style>
    <style:style style:name="WordStyle185.7" style:family="text" style:display-name="WordStyle185.7">
      <style:text-properties fo:color="#01db00"/>
    </style:style>
    <style:style style:name="WordStyle186.32" style:family="text" style:display-name="WordStyle186.32">
      <style:text-properties fo:color="#67b800"/>
    </style:style>
    <style:style style:name="WordStyle186.44" style:family="text" style:display-name="WordStyle186.44">
      <style:text-properties fo:color="#02d400"/>
    </style:style>
    <style:style style:name="WordStyle186.66" style:family="text" style:display-name="WordStyle186.66">
      <style:text-properties fo:color="#07f700"/>
    </style:style>
    <style:style style:name="WordStyle187.42" style:family="text" style:display-name="WordStyle187.42">
      <style:text-properties fo:color="#3adb00"/>
    </style:style>
    <style:style style:name="WordStyle187.66" style:family="text" style:display-name="WordStyle187.66">
      <style:text-properties fo:color="#b14400"/>
    </style:style>
    <style:style style:name="WordStyle187.76" style:family="text" style:display-name="WordStyle187.76">
      <style:text-properties fo:color="#9ce900"/>
    </style:style>
    <style:style style:name="WordStyle188.14" style:family="text" style:display-name="WordStyle188.14">
      <style:text-properties fo:color="#45e900"/>
    </style:style>
    <style:style style:name="WordStyle188.48" style:family="text" style:display-name="WordStyle188.48">
      <style:text-properties fo:color="#13f000"/>
    </style:style>
    <style:style style:name="WordStyle189.16" style:family="text" style:display-name="WordStyle189.16">
      <style:text-properties fo:color="#e93300"/>
    </style:style>
    <style:style style:name="WordStyle189.52" style:family="text" style:display-name="WordStyle189.52">
      <style:text-properties fo:color="#07f700"/>
    </style:style>
    <style:style style:name="WordStyle190.14" style:family="text" style:display-name="WordStyle190.14">
      <style:text-properties fo:color="#0ecd00"/>
    </style:style>
    <style:style style:name="WordStyle190.32" style:family="text" style:display-name="WordStyle190.32">
      <style:text-properties fo:color="#00db00"/>
    </style:style>
    <style:style style:name="WordStyle190.6" style:family="text" style:display-name="WordStyle190.6">
      <style:text-properties fo:color="#01e200"/>
    </style:style>
    <style:style style:name="WordStyle191.04" style:family="text" style:display-name="WordStyle191.04">
      <style:text-properties fo:color="#07d400"/>
    </style:style>
    <style:style style:name="WordStyle192.45999999999998" style:family="text" style:display-name="WordStyle192.45999999999998">
      <style:text-properties fo:color="#f0c100"/>
    </style:style>
    <style:style style:name="WordStyle192.98" style:family="text" style:display-name="WordStyle192.98">
      <style:text-properties fo:color="#21d400"/>
    </style:style>
    <style:style style:name="WordStyle193.18" style:family="text" style:display-name="WordStyle193.18">
      <style:text-properties fo:color="#0cdb00"/>
    </style:style>
    <style:style style:name="WordStyle193.44" style:family="text" style:display-name="WordStyle193.44">
      <style:text-properties fo:color="#1fdb00"/>
    </style:style>
    <style:style style:name="WordStyle193.7" style:family="text" style:display-name="WordStyle193.7">
      <style:text-properties fo:color="#17f700"/>
    </style:style>
    <style:style style:name="WordStyle194.36" style:family="text" style:display-name="WordStyle194.36">
      <style:text-properties fo:color="#10f700"/>
    </style:style>
    <style:style style:name="WordStyle195.96" style:family="text" style:display-name="WordStyle195.96">
      <style:text-properties fo:color="#b8c600"/>
    </style:style>
    <style:style style:name="WordStyle196.12" style:family="text" style:display-name="WordStyle196.12">
      <style:text-properties fo:color="#69e900"/>
    </style:style>
    <style:style style:name="WordStyle196.46" style:family="text" style:display-name="WordStyle196.46">
      <style:text-properties fo:color="#0bd400"/>
    </style:style>
    <style:style style:name="WordStyle196.68" style:family="text" style:display-name="WordStyle196.68">
      <style:text-properties fo:color="#02c600"/>
    </style:style>
    <style:style style:name="WordStyle196.84" style:family="text" style:display-name="WordStyle196.84">
      <style:text-properties fo:color="#05f000"/>
    </style:style>
    <style:style style:name="WordStyle197.36" style:family="text" style:display-name="WordStyle197.36">
      <style:text-properties fo:color="#63f000"/>
    </style:style>
    <style:style style:name="WordStyle198.26" style:family="text" style:display-name="WordStyle198.26">
      <style:text-properties fo:color="#aa3600"/>
    </style:style>
    <style:style style:name="WordStyle198.8" style:family="text" style:display-name="WordStyle198.8">
      <style:text-properties fo:color="#aa3900"/>
    </style:style>
    <style:style style:name="MWordStyle198.8" style:family="text" style:display-name="WordStyle198.8">
      <style:text-properties fo:color="#40aa00"/>
    </style:style>
    <style:style style:name="WordStyle198.84" style:family="text" style:display-name="WordStyle198.84">
      <style:text-properties fo:color="#06f000"/>
    </style:style>
    <style:style style:name="WordStyle199.3" style:family="text" style:display-name="WordStyle199.3">
      <style:text-properties fo:color="#14f000"/>
    </style:style>
    <style:style style:name="WordStyle199.74" style:family="text" style:display-name="WordStyle199.74">
      <style:text-properties fo:color="#02f000"/>
    </style:style>
    <style:style style:name="WordStyle200.18" style:family="text" style:display-name="WordStyle200.18">
      <style:text-properties fo:color="#02c600"/>
    </style:style>
    <style:style style:name="WordStyle200.34" style:family="text" style:display-name="WordStyle200.34">
      <style:text-properties fo:color="#09f000"/>
    </style:style>
    <style:style style:name="WordStyle202.26" style:family="text" style:display-name="WordStyle202.26">
      <style:text-properties fo:color="#46d400"/>
    </style:style>
    <style:style style:name="WordStyle202.56" style:family="text" style:display-name="WordStyle202.56">
      <style:text-properties fo:color="#70b100"/>
    </style:style>
    <style:style style:name="WordStyle202.68" style:family="text" style:display-name="WordStyle202.68">
      <style:text-properties fo:color="#5ac600"/>
    </style:style>
    <style:style style:name="WordStyle202.84" style:family="text" style:display-name="WordStyle202.84">
      <style:text-properties fo:color="#2fe200"/>
    </style:style>
    <style:style style:name="WordStyle203.14" style:family="text" style:display-name="WordStyle203.14">
      <style:text-properties fo:color="#33db00"/>
    </style:style>
    <style:style style:name="WordStyle203.48" style:family="text" style:display-name="WordStyle203.48">
      <style:text-properties fo:color="#b81900"/>
    </style:style>
    <style:style style:name="WordStyle203.6" style:family="text" style:display-name="WordStyle203.6">
      <style:text-properties fo:color="#80b800"/>
    </style:style>
    <style:style style:name="WordStyle203.72" style:family="text" style:display-name="WordStyle203.72">
      <style:text-properties fo:color="#c63200"/>
    </style:style>
    <style:style style:name="WordStyle203.88" style:family="text" style:display-name="WordStyle203.88">
      <style:text-properties fo:color="#18c600"/>
    </style:style>
    <style:style style:name="WordStyle204.04" style:family="text" style:display-name="WordStyle204.04">
      <style:text-properties fo:color="#33b800"/>
    </style:style>
    <style:style style:name="WordStyle204.16" style:family="text" style:display-name="WordStyle204.16">
      <style:text-properties fo:color="#80d400"/>
    </style:style>
    <style:style style:name="WordStyle204.36" style:family="text" style:display-name="WordStyle204.36">
      <style:text-properties fo:color="#06aa00"/>
    </style:style>
    <style:style style:name="MWordStyle204.36" style:family="text" style:display-name="WordStyle204.36">
      <style:text-properties fo:color="#b3f000"/>
    </style:style>
    <style:style style:name="WordStyle205.08" style:family="text" style:display-name="WordStyle205.08">
      <style:text-properties fo:color="#69b800"/>
    </style:style>
    <style:style style:name="WordStyle205.2" style:family="text" style:display-name="WordStyle205.2">
      <style:text-properties fo:color="#44d400"/>
    </style:style>
    <style:style style:name="WordStyle205.4" style:family="text" style:display-name="WordStyle205.4">
      <style:text-properties fo:color="#bf2d00"/>
    </style:style>
    <style:style style:name="WordStyle205.54" style:family="text" style:display-name="WordStyle205.54">
      <style:text-properties fo:color="#55aa00"/>
    </style:style>
    <style:style style:name="WordStyle205.6" style:family="text" style:display-name="WordStyle205.6">
      <style:text-properties fo:color="#e2d600"/>
    </style:style>
    <style:style style:name="WordStyle205.92" style:family="text" style:display-name="WordStyle205.92">
      <style:text-properties fo:color="#b11700"/>
    </style:style>
    <style:style style:name="WordStyle206.0" style:family="text" style:display-name="WordStyle206.0">
      <style:text-properties fo:color="#2ed400"/>
    </style:style>
    <style:style style:name="WordStyle206.22" style:family="text" style:display-name="WordStyle206.22">
      <style:text-properties fo:color="#34e200"/>
    </style:style>
    <style:style style:name="WordStyle207.14" style:family="text" style:display-name="WordStyle207.14">
      <style:text-properties fo:color="#b6e900"/>
    </style:style>
    <style:style style:name="WordStyle207.54" style:family="text" style:display-name="WordStyle207.54">
      <style:text-properties fo:color="#02f000"/>
    </style:style>
    <style:style style:name="WordStyle208.06" style:family="text" style:display-name="WordStyle208.06">
      <style:text-properties fo:color="#0bf700"/>
    </style:style>
    <style:style style:name="WordStyle208.78" style:family="text" style:display-name="WordStyle208.78">
      <style:text-properties fo:color="#2ff700"/>
    </style:style>
    <style:style style:name="WordStyle209.48" style:family="text" style:display-name="WordStyle209.48">
      <style:text-properties fo:color="#15f700"/>
    </style:style>
    <style:style style:name="WordStyle210.14" style:family="text" style:display-name="WordStyle210.14">
      <style:text-properties fo:color="#9cf700"/>
    </style:style>
    <style:style style:name="WordStyle210.88" style:family="text" style:display-name="WordStyle210.88">
      <style:text-properties fo:color="#1cb100"/>
    </style:style>
    <style:style style:name="WordStyle210.96" style:family="text" style:display-name="WordStyle210.96">
      <style:text-properties fo:color="#20b800"/>
    </style:style>
    <style:style style:name="WordStyle211.08" style:family="text" style:display-name="WordStyle211.08">
      <style:text-properties fo:color="#aa9f00"/>
    </style:style>
    <style:style style:name="WordStyle211.12" style:family="text" style:display-name="WordStyle211.12">
      <style:text-properties fo:color="#f0cb00"/>
    </style:style>
    <style:style style:name="WordStyle211.62" style:family="text" style:display-name="WordStyle211.62">
      <style:text-properties fo:color="#d46100"/>
    </style:style>
    <style:style style:name="WordStyle211.84" style:family="text" style:display-name="WordStyle211.84">
      <style:text-properties fo:color="#a0f700"/>
    </style:style>
    <style:style style:name="WordStyle212.86" style:family="text" style:display-name="WordStyle212.86">
      <style:text-properties fo:color="#09c600"/>
    </style:style>
    <style:style style:name="WordStyle213.04" style:family="text" style:display-name="WordStyle213.04">
      <style:text-properties fo:color="#01cd00"/>
    </style:style>
    <style:style style:name="WordStyle213.22" style:family="text" style:display-name="WordStyle213.22">
      <style:text-properties fo:color="#14e200"/>
    </style:style>
    <style:style style:name="WordStyle213.54" style:family="text" style:display-name="WordStyle213.54">
      <style:text-properties fo:color="#2cdb00"/>
    </style:style>
    <style:style style:name="WordStyle213.8" style:family="text" style:display-name="WordStyle213.8">
      <style:text-properties fo:color="#0ff000"/>
    </style:style>
    <style:style style:name="WordStyle214.36" style:family="text" style:display-name="WordStyle214.36">
      <style:text-properties fo:color="#19f000"/>
    </style:style>
    <style:style style:name="WordStyle214.82" style:family="text" style:display-name="WordStyle214.82">
      <style:text-properties fo:color="#54e900"/>
    </style:style>
    <style:style style:name="WordStyle215.94" style:family="text" style:display-name="WordStyle215.94">
      <style:text-properties fo:color="#e95500"/>
    </style:style>
    <style:style style:name="WordStyle216.8" style:family="text" style:display-name="WordStyle216.8">
      <style:text-properties fo:color="#54aa00"/>
    </style:style>
    <style:style style:name="WordStyle217.64" style:family="text" style:display-name="WordStyle217.64">
      <style:text-properties fo:color="#4ff700"/>
    </style:style>
    <style:style style:name="WordStyle218.22" style:family="text" style:display-name="WordStyle218.22">
      <style:text-properties fo:color="#28f700"/>
    </style:style>
    <style:style style:name="WordStyle219.16" style:family="text" style:display-name="WordStyle219.16">
      <style:text-properties fo:color="#7ab100"/>
    </style:style>
    <style:style style:name="WordStyle219.26" style:family="text" style:display-name="WordStyle219.26">
      <style:text-properties fo:color="#b9d400"/>
    </style:style>
    <style:style style:name="WordStyle219.48" style:family="text" style:display-name="WordStyle219.48">
      <style:text-properties fo:color="#78d400"/>
    </style:style>
    <style:style style:name="WordStyle219.7" style:family="text" style:display-name="WordStyle219.7">
      <style:text-properties fo:color="#1ef000"/>
    </style:style>
    <style:style style:name="WordStyle221.22" style:family="text" style:display-name="WordStyle221.22">
      <style:text-properties fo:color="#9baa00"/>
    </style:style>
    <style:style style:name="WordStyle221.4" style:family="text" style:display-name="WordStyle221.4">
      <style:text-properties fo:color="#b18200"/>
    </style:style>
    <style:style style:name="WordStyle221.48" style:family="text" style:display-name="WordStyle221.48">
      <style:text-properties fo:color="#03b100"/>
    </style:style>
    <style:style style:name="WordStyle221.56" style:family="text" style:display-name="WordStyle221.56">
      <style:text-properties fo:color="#09aa00"/>
    </style:style>
    <style:style style:name="WordStyle221.62" style:family="text" style:display-name="WordStyle221.62">
      <style:text-properties fo:color="#00cd00"/>
    </style:style>
    <style:style style:name="WordStyle221.8" style:family="text" style:display-name="WordStyle221.8">
      <style:text-properties fo:color="#afe200"/>
    </style:style>
    <style:style style:name="WordStyle222.1" style:family="text" style:display-name="WordStyle222.1">
      <style:text-properties fo:color="#61b800"/>
    </style:style>
    <style:style style:name="WordStyle222.22" style:family="text" style:display-name="WordStyle222.22">
      <style:text-properties fo:color="#b1b000"/>
    </style:style>
    <style:style style:name="WordStyle222.32" style:family="text" style:display-name="WordStyle222.32">
      <style:text-properties fo:color="#aa7a00"/>
    </style:style>
    <style:style style:name="WordStyle222.38" style:family="text" style:display-name="WordStyle222.38">
      <style:text-properties fo:color="#01b100"/>
    </style:style>
    <style:style style:name="WordStyle222.46" style:family="text" style:display-name="WordStyle222.46">
      <style:text-properties fo:color="#16f700"/>
    </style:style>
    <style:style style:name="WordStyle223.04" style:family="text" style:display-name="WordStyle223.04">
      <style:text-properties fo:color="#d4b000"/>
    </style:style>
    <style:style style:name="WordStyle223.24" style:family="text" style:display-name="WordStyle223.24">
      <style:text-properties fo:color="#39db00"/>
    </style:style>
    <style:style style:name="WordStyle223.6" style:family="text" style:display-name="WordStyle223.6">
      <style:text-properties fo:color="#0ae900"/>
    </style:style>
    <style:style style:name="WordStyle224.66" style:family="text" style:display-name="WordStyle224.66">
      <style:text-properties fo:color="#32cd00"/>
    </style:style>
    <style:style style:name="WordStyle224.84" style:family="text" style:display-name="WordStyle224.84">
      <style:text-properties fo:color="#03e200"/>
    </style:style>
    <style:style style:name="WordStyle225.16" style:family="text" style:display-name="WordStyle225.16">
      <style:text-properties fo:color="#06e900"/>
    </style:style>
    <style:style style:name="WordStyle225.5" style:family="text" style:display-name="WordStyle225.5">
      <style:text-properties fo:color="#10cd00"/>
    </style:style>
    <style:style style:name="WordStyle225.7" style:family="text" style:display-name="WordStyle225.7">
      <style:text-properties fo:color="#04f000"/>
    </style:style>
    <style:style style:name="WordStyle226.14" style:family="text" style:display-name="WordStyle226.14">
      <style:text-properties fo:color="#02c600"/>
    </style:style>
    <style:style style:name="WordStyle226.3" style:family="text" style:display-name="WordStyle226.3">
      <style:text-properties fo:color="#04e900"/>
    </style:style>
    <style:style style:name="WordStyle226.64" style:family="text" style:display-name="WordStyle226.64">
      <style:text-properties fo:color="#a0d400"/>
    </style:style>
    <style:style style:name="WordStyle226.86" style:family="text" style:display-name="WordStyle226.86">
      <style:text-properties fo:color="#94cd00"/>
    </style:style>
    <style:style style:name="WordStyle227.06" style:family="text" style:display-name="WordStyle227.06">
      <style:text-properties fo:color="#26d400"/>
    </style:style>
    <style:style style:name="WordStyle227.28" style:family="text" style:display-name="WordStyle227.28">
      <style:text-properties fo:color="#01f700"/>
    </style:style>
    <style:style style:name="WordStyle229.58" style:family="text" style:display-name="WordStyle229.58">
      <style:text-properties fo:color="#c69000"/>
    </style:style>
    <style:style style:name="WordStyle229.74" style:family="text" style:display-name="WordStyle229.74">
      <style:text-properties fo:color="#38aa00"/>
    </style:style>
    <style:style style:name="WordStyle229.8" style:family="text" style:display-name="WordStyle229.8">
      <style:text-properties fo:color="#1ad400"/>
    </style:style>
    <style:style style:name="WordStyle230.02" style:family="text" style:display-name="WordStyle230.02">
      <style:text-properties fo:color="#bf5700"/>
    </style:style>
    <style:style style:name="WordStyle230.16" style:family="text" style:display-name="WordStyle230.16">
      <style:text-properties fo:color="#c67c00"/>
    </style:style>
    <style:style style:name="WordStyle230.3" style:family="text" style:display-name="WordStyle230.3">
      <style:text-properties fo:color="#bf1700"/>
    </style:style>
    <style:style style:name="WordStyle230.44" style:family="text" style:display-name="WordStyle230.44">
      <style:text-properties fo:color="#f00100"/>
    </style:style>
    <style:style style:name="WordStyle230.98" style:family="text" style:display-name="WordStyle230.98">
      <style:text-properties fo:color="#b19e00"/>
    </style:style>
    <style:style style:name="WordStyle231.06" style:family="text" style:display-name="WordStyle231.06">
      <style:text-properties fo:color="#aa8f00"/>
    </style:style>
    <style:style style:name="WordStyle231.1" style:family="text" style:display-name="WordStyle231.1">
      <style:text-properties fo:color="#19b100"/>
    </style:style>
    <style:style style:name="WordStyle231.2" style:family="text" style:display-name="WordStyle231.2">
      <style:text-properties fo:color="#97db00"/>
    </style:style>
    <style:style style:name="WordStyle231.48" style:family="text" style:display-name="WordStyle231.48">
      <style:text-properties fo:color="#5ad400"/>
    </style:style>
    <style:style style:name="WordStyle232.26" style:family="text" style:display-name="WordStyle232.26">
      <style:text-properties fo:color="#b12500"/>
    </style:style>
    <style:style style:name="WordStyle232.34" style:family="text" style:display-name="WordStyle232.34">
      <style:text-properties fo:color="#b87d00"/>
    </style:style>
    <style:style style:name="WordStyle232.46" style:family="text" style:display-name="WordStyle232.46">
      <style:text-properties fo:color="#b19800"/>
    </style:style>
    <style:style style:name="WordStyle233.2" style:family="text" style:display-name="WordStyle233.2">
      <style:text-properties fo:color="#e96a00"/>
    </style:style>
    <style:style style:name="WordStyle233.58" style:family="text" style:display-name="WordStyle233.58">
      <style:text-properties fo:color="#78aa00"/>
    </style:style>
    <style:style style:name="WordStyle233.64" style:family="text" style:display-name="WordStyle233.64">
      <style:text-properties fo:color="#65c600"/>
    </style:style>
    <style:style style:name="WordStyle233.78" style:family="text" style:display-name="WordStyle233.78">
      <style:text-properties fo:color="#76cd00"/>
    </style:style>
    <style:style style:name="WordStyle236.3" style:family="text" style:display-name="WordStyle236.3">
      <style:text-properties fo:color="#e98a00"/>
    </style:style>
    <style:style style:name="WordStyle236.7" style:family="text" style:display-name="WordStyle236.7">
      <style:text-properties fo:color="#5faa00"/>
    </style:style>
    <style:style style:name="WordStyle236.76" style:family="text" style:display-name="WordStyle236.76">
      <style:text-properties fo:color="#43c600"/>
    </style:style>
    <style:style style:name="WordStyle236.92" style:family="text" style:display-name="WordStyle236.92">
      <style:text-properties fo:color="#1fc600"/>
    </style:style>
    <style:style style:name="WordStyle237.08" style:family="text" style:display-name="WordStyle237.08">
      <style:text-properties fo:color="#07bf00"/>
    </style:style>
    <style:style style:name="WordStyle237.22" style:family="text" style:display-name="WordStyle237.22">
      <style:text-properties fo:color="#44cd00"/>
    </style:style>
    <style:style style:name="WordStyle237.42" style:family="text" style:display-name="WordStyle237.42">
      <style:text-properties fo:color="#07b800"/>
    </style:style>
    <style:style style:name="WordStyle237.52" style:family="text" style:display-name="WordStyle237.52">
      <style:text-properties fo:color="#0aaa00"/>
    </style:style>
    <style:style style:name="WordStyle237.58" style:family="text" style:display-name="WordStyle237.58">
      <style:text-properties fo:color="#0cd400"/>
    </style:style>
    <style:style style:name="WordStyle237.82" style:family="text" style:display-name="WordStyle237.82">
      <style:text-properties fo:color="#22d400"/>
    </style:style>
    <style:style style:name="WordStyle238.14" style:family="text" style:display-name="WordStyle238.14">
      <style:text-properties fo:color="#77b800"/>
    </style:style>
    <style:style style:name="WordStyle238.26" style:family="text" style:display-name="WordStyle238.26">
      <style:text-properties fo:color="#93b800"/>
    </style:style>
    <style:style style:name="WordStyle238.38" style:family="text" style:display-name="WordStyle238.38">
      <style:text-properties fo:color="#b18500"/>
    </style:style>
    <style:style style:name="WordStyle238.48" style:family="text" style:display-name="WordStyle238.48">
      <style:text-properties fo:color="#b83600"/>
    </style:style>
    <style:style style:name="WordStyle238.58" style:family="text" style:display-name="WordStyle238.58">
      <style:text-properties fo:color="#1ab100"/>
    </style:style>
    <style:style style:name="WordStyle238.66" style:family="text" style:display-name="WordStyle238.66">
      <style:text-properties fo:color="#d0d400"/>
    </style:style>
    <style:style style:name="WordStyle238.88" style:family="text" style:display-name="WordStyle238.88">
      <style:text-properties fo:color="#e98a00"/>
    </style:style>
    <style:style style:name="WordStyle241.14" style:family="text" style:display-name="WordStyle241.14">
      <style:text-properties fo:color="#65d400"/>
    </style:style>
    <style:style style:name="WordStyle241.34" style:family="text" style:display-name="WordStyle241.34">
      <style:text-properties fo:color="#7cc600"/>
    </style:style>
    <style:style style:name="WordStyle241.5" style:family="text" style:display-name="WordStyle241.5">
      <style:text-properties fo:color="#01db00"/>
    </style:style>
    <style:style style:name="WordStyle242.58" style:family="text" style:display-name="WordStyle242.58">
      <style:text-properties fo:color="#e97a00"/>
    </style:style>
    <style:style style:name="WordStyle243.0" style:family="text" style:display-name="WordStyle243.0">
      <style:text-properties fo:color="#25f700"/>
    </style:style>
    <style:style style:name="WordStyle243.88" style:family="text" style:display-name="WordStyle243.88">
      <style:text-properties fo:color="#13db00"/>
    </style:style>
    <style:style style:name="WordStyle244.16" style:family="text" style:display-name="WordStyle244.16">
      <style:text-properties fo:color="#01f700"/>
    </style:style>
    <style:style style:name="WordStyle245.36" style:family="text" style:display-name="WordStyle245.36">
      <style:text-properties fo:color="#17db00"/>
    </style:style>
    <style:style style:name="WordStyle245.66" style:family="text" style:display-name="WordStyle245.66">
      <style:text-properties fo:color="#3ce200"/>
    </style:style>
  </office:styles>
  <office:automatic-styles>
    <style:page-layout style:name="MyPageLayout">
      <style:page-layout-properties fo:background-color="#000000"/>
    </style:page-layout>
  </office:automatic-styles>
  <office:master-styles>
    <style:master-page style:name="Standard" style:page-layout-name="MyPageLayout" style:display-name="Standard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